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7.9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106.75pt"/>
    </style:style>
    <style:style style:name="co5" style:family="table-column">
      <style:table-column-properties fo:break-before="auto" style:column-width="131.44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110.61pt"/>
    </style:style>
    <style:style style:name="co8" style:family="table-column">
      <style:table-column-properties fo:break-before="auto" style:column-width="95.1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Default">
      <style:map style:condition="cell-content()&lt;=0.05" style:apply-style-name="Untitled2" style:base-cell-address="'p-value table'.B2"/>
    </style:style>
  </office:automatic-styles>
  <office:body>
    <office:spreadsheet>
      <table:calculation-settings table:automatic-find-labels="false" table:use-regular-expressions="false" table:use-wildcards="true"/>
      <table:table table:name="p-value table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0" table:default-cell-style-name="ce2"/>
        <table:table-row table:style-name="ro1">
          <table:table-cell/>
          <table:table-cell office:value-type="string" calcext:value-type="string">
            <text:p>Area of study</text:p>
          </table:table-cell>
          <table:table-cell office:value-type="string" calcext:value-type="string">
            <text:p>Job classification</text:p>
          </table:table-cell>
          <table:table-cell office:value-type="string" calcext:value-type="string">
            <text:p>Place of employmen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upervision mode</text:p>
          </table:table-cell>
          <table:table-cell office:value-type="string" calcext:value-type="string">
            <text:p>Supervision format</text:p>
          </table:table-cell>
          <table:table-cell office:value-type="string" calcext:value-type="string">
            <text:p>Number of candidates</text:p>
          </table:table-cell>
          <table:table-cell office:value-type="string" calcext:value-type="string">
            <text:p>Past 12 months candidates</text:p>
          </table:table-cell>
          <table:table-cell office:value-type="string" calcext:value-type="string">
            <text:p>Allotted hours</text:p>
          </table:table-cell>
          <table:table-cell office:value-type="string" calcext:value-type="string">
            <text:p>Scheduled hours</text:p>
          </table:table-cell>
          <table:table-cell office:value-type="string" calcext:value-type="string">
            <text:p>Number of clients</text:p>
          </table:table-cell>
          <table:table-cell office:value-type="string" calcext:value-type="string">
            <text:p>Who dictates caseload</text:p>
          </table:table-cell>
          <table:table-cell office:value-type="string" calcext:value-type="string">
            <text:p>RBT supervision 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terature for new competency area</text:p>
          </table:table-cell>
          <table:table-cell table:style-name="ce1" office:value-type="float" office:value="0.984778685160737" calcext:value-type="float">
            <text:p>0.984778685160737</text:p>
          </table:table-cell>
          <table:table-cell table:style-name="ce1" office:value-type="float" office:value="0.191087686504856" calcext:value-type="float">
            <text:p>0.191087686504856</text:p>
          </table:table-cell>
          <table:table-cell table:style-name="ce1" office:value-type="float" office:value="0.0970162381442172" calcext:value-type="float">
            <text:p>0.097016238144217</text:p>
          </table:table-cell>
          <table:table-cell table:style-name="ce1" office:value-type="float" office:value="0.370989516259837" calcext:value-type="float">
            <text:p>0.370989516259837</text:p>
          </table:table-cell>
          <table:table-cell table:style-name="ce1" office:value-type="float" office:value="0.39111673311068" calcext:value-type="float">
            <text:p>0.39111673311068</text:p>
          </table:table-cell>
          <table:table-cell table:style-name="ce1" office:value-type="float" office:value="0.555949457997488" calcext:value-type="float">
            <text:p>0.555949457997488</text:p>
          </table:table-cell>
          <table:table-cell table:style-name="ce1" office:value-type="float" office:value="0.0577236648133827" calcext:value-type="float">
            <text:p>0.057723664813383</text:p>
          </table:table-cell>
          <table:table-cell table:style-name="ce1" office:value-type="float" office:value="0.122927639910759" calcext:value-type="float">
            <text:p>0.122927639910759</text:p>
          </table:table-cell>
          <table:table-cell table:style-name="ce1" office:value-type="float" office:value="0.145687207550729" calcext:value-type="float">
            <text:p>0.145687207550729</text:p>
          </table:table-cell>
          <table:table-cell table:style-name="ce1" office:value-type="float" office:value="0.0345001015163303" calcext:value-type="float">
            <text:p>0.03450010151633</text:p>
          </table:table-cell>
          <table:table-cell table:style-name="ce1" office:value-type="float" office:value="0.524551180636045" calcext:value-type="float">
            <text:p>0.524551180636045</text:p>
          </table:table-cell>
          <table:table-cell table:style-name="ce1" office:value-type="float" office:value="0.117428511811428" calcext:value-type="float">
            <text:p>0.117428511811428</text:p>
          </table:table-cell>
          <table:table-cell table:style-name="ce1" office:value-type="float" office:value="0.579680679902424" calcext:value-type="float">
            <text:p>0.579680679902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ofessional groups</text:p>
          </table:table-cell>
          <table:table-cell table:style-name="ce1" office:value-type="float" office:value="0.0217346146638304" calcext:value-type="float">
            <text:p>0.02173461466383</text:p>
          </table:table-cell>
          <table:table-cell table:style-name="ce1" office:value-type="float" office:value="0.275778904483726" calcext:value-type="float">
            <text:p>0.275778904483726</text:p>
          </table:table-cell>
          <table:table-cell table:style-name="ce1" office:value-type="float" office:value="0.0129138505577427" calcext:value-type="float">
            <text:p>0.012913850557743</text:p>
          </table:table-cell>
          <table:table-cell table:style-name="ce1" office:value-type="float" office:value="0.0320784504340346" calcext:value-type="float">
            <text:p>0.032078450434035</text:p>
          </table:table-cell>
          <table:table-cell table:style-name="ce1" office:value-type="float" office:value="0.408901491592186" calcext:value-type="float">
            <text:p>0.408901491592186</text:p>
          </table:table-cell>
          <table:table-cell table:style-name="ce1" office:value-type="float" office:value="0.603763989470568" calcext:value-type="float">
            <text:p>0.603763989470568</text:p>
          </table:table-cell>
          <table:table-cell table:style-name="ce1" office:value-type="float" office:value="0.348858284011405" calcext:value-type="float">
            <text:p>0.348858284011405</text:p>
          </table:table-cell>
          <table:table-cell table:style-name="ce1" office:value-type="float" office:value="0.44590499733125" calcext:value-type="float">
            <text:p>0.44590499733125</text:p>
          </table:table-cell>
          <table:table-cell table:style-name="ce1" office:value-type="float" office:value="0.00284008233902234" calcext:value-type="float">
            <text:p>0.002840082339022</text:p>
          </table:table-cell>
          <table:table-cell table:style-name="ce1" office:value-type="float" office:value="0.00874587016184817" calcext:value-type="float">
            <text:p>0.008745870161848</text:p>
          </table:table-cell>
          <table:table-cell table:style-name="ce1" office:value-type="float" office:value="0.176757228850671" calcext:value-type="float">
            <text:p>0.176757228850671</text:p>
          </table:table-cell>
          <table:table-cell table:style-name="ce1" office:value-type="float" office:value="0.0757577178534389" calcext:value-type="float">
            <text:p>0.075757717853439</text:p>
          </table:table-cell>
          <table:table-cell table:style-name="ce1" office:value-type="float" office:value="0.234881361405709" calcext:value-type="float">
            <text:p>0.2348813614057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side training area - credentialing requirements</text:p>
          </table:table-cell>
          <table:table-cell table:style-name="ce1" office:value-type="float" office:value="0.503582680759435" calcext:value-type="float">
            <text:p>0.503582680759435</text:p>
          </table:table-cell>
          <table:table-cell table:style-name="ce1" office:value-type="float" office:value="0.660448717277919" calcext:value-type="float">
            <text:p>0.660448717277919</text:p>
          </table:table-cell>
          <table:table-cell table:style-name="ce1" office:value-type="float" office:value="0.165080944607513" calcext:value-type="float">
            <text:p>0.165080944607513</text:p>
          </table:table-cell>
          <table:table-cell table:style-name="ce1" office:value-type="float" office:value="0.00999235817922619" calcext:value-type="float">
            <text:p>0.009992358179226</text:p>
          </table:table-cell>
          <table:table-cell table:style-name="ce1" office:value-type="float" office:value="0.8237205985784" calcext:value-type="float">
            <text:p>0.8237205985784</text:p>
          </table:table-cell>
          <table:table-cell table:style-name="ce1" office:value-type="float" office:value="0.978576771186515" calcext:value-type="float">
            <text:p>0.978576771186515</text:p>
          </table:table-cell>
          <table:table-cell table:style-name="ce1" office:value-type="float" office:value="0.741791943088957" calcext:value-type="float">
            <text:p>0.741791943088957</text:p>
          </table:table-cell>
          <table:table-cell table:style-name="ce1" office:value-type="float" office:value="0.25919021959063" calcext:value-type="float">
            <text:p>0.25919021959063</text:p>
          </table:table-cell>
          <table:table-cell table:style-name="ce1" office:value-type="float" office:value="0.387795263017578" calcext:value-type="float">
            <text:p>0.387795263017578</text:p>
          </table:table-cell>
          <table:table-cell table:style-name="ce1" office:value-type="float" office:value="0.73073043785447" calcext:value-type="float">
            <text:p>0.73073043785447</text:p>
          </table:table-cell>
          <table:table-cell table:style-name="ce1" office:value-type="float" office:value="0.404067895369321" calcext:value-type="float">
            <text:p>0.404067895369321</text:p>
          </table:table-cell>
          <table:table-cell table:style-name="ce1" office:value-type="float" office:value="0.323691036872113" calcext:value-type="float">
            <text:p>0.323691036872113</text:p>
          </table:table-cell>
          <table:table-cell table:style-name="ce1" office:value-type="float" office:value="0.267285696692671" calcext:value-type="float">
            <text:p>0.2672856966926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ervision schedule</text:p>
          </table:table-cell>
          <table:table-cell table:style-name="ce1" office:value-type="float" office:value="0.662283283132153" calcext:value-type="float">
            <text:p>0.662283283132153</text:p>
          </table:table-cell>
          <table:table-cell table:style-name="ce1" office:value-type="float" office:value="0.328001263638264" calcext:value-type="float">
            <text:p>0.328001263638264</text:p>
          </table:table-cell>
          <table:table-cell table:style-name="ce1" office:value-type="float" office:value="0.00177682603192523" calcext:value-type="float">
            <text:p>0.001776826031925</text:p>
          </table:table-cell>
          <table:table-cell table:style-name="ce1" office:value-type="float" office:value="0.709820857779196" calcext:value-type="float">
            <text:p>0.709820857779196</text:p>
          </table:table-cell>
          <table:table-cell table:style-name="ce1" office:value-type="float" office:value="0.189179662240365" calcext:value-type="float">
            <text:p>0.189179662240365</text:p>
          </table:table-cell>
          <table:table-cell table:style-name="ce1" office:value-type="float" office:value="0.697433441810824" calcext:value-type="float">
            <text:p>0.697433441810824</text:p>
          </table:table-cell>
          <table:table-cell table:style-name="ce1" office:value-type="float" office:value="0.120857750931901" calcext:value-type="float">
            <text:p>0.120857750931901</text:p>
          </table:table-cell>
          <table:table-cell table:style-name="ce1" office:value-type="float" office:value="0.330303111351227" calcext:value-type="float">
            <text:p>0.330303111351227</text:p>
          </table:table-cell>
          <table:table-cell table:style-name="ce1" office:value-type="float" office:value="0.0150129546282942" calcext:value-type="float">
            <text:p>0.015012954628294</text:p>
          </table:table-cell>
          <table:table-cell table:style-name="ce1" office:value-type="float" office:value="0.229998287220332" calcext:value-type="float">
            <text:p>0.229998287220332</text:p>
          </table:table-cell>
          <table:table-cell table:style-name="ce1" office:value-type="float" office:value="0.258437463836592" calcext:value-type="float">
            <text:p>0.258437463836592</text:p>
          </table:table-cell>
          <table:table-cell table:style-name="ce1" office:value-type="float" office:value="0.048837834698832" calcext:value-type="float">
            <text:p>0.048837834698832</text:p>
          </table:table-cell>
          <table:table-cell table:style-name="ce1" office:value-type="float" office:value="0.131718989653519" calcext:value-type="float">
            <text:p>0.1317189896535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side training area - training and supervision</text:p>
          </table:table-cell>
          <table:table-cell table:style-name="ce1" office:value-type="float" office:value="0.959052935489647" calcext:value-type="float">
            <text:p>0.959052935489647</text:p>
          </table:table-cell>
          <table:table-cell table:style-name="ce1" office:value-type="float" office:value="0.308323409133461" calcext:value-type="float">
            <text:p>0.308323409133461</text:p>
          </table:table-cell>
          <table:table-cell table:style-name="ce1" office:value-type="float" office:value="0.68076885848648" calcext:value-type="float">
            <text:p>0.68076885848648</text:p>
          </table:table-cell>
          <table:table-cell table:style-name="ce1" office:value-type="float" office:value="0.87053011122881" calcext:value-type="float">
            <text:p>0.87053011122881</text:p>
          </table:table-cell>
          <table:table-cell table:style-name="ce1" office:value-type="float" office:value="0.0041706433740888" calcext:value-type="float">
            <text:p>0.004170643374089</text:p>
          </table:table-cell>
          <table:table-cell table:style-name="ce1" office:value-type="float" office:value="0.101119784477707" calcext:value-type="float">
            <text:p>0.101119784477707</text:p>
          </table:table-cell>
          <table:table-cell table:style-name="ce1" office:value-type="float" office:value="0.854286885918653" calcext:value-type="float">
            <text:p>0.854286885918653</text:p>
          </table:table-cell>
          <table:table-cell table:style-name="ce1" office:value-type="float" office:value="0.306302957708653" calcext:value-type="float">
            <text:p>0.306302957708653</text:p>
          </table:table-cell>
          <table:table-cell table:style-name="ce1" office:value-type="float" office:value="0.220482864661717" calcext:value-type="float">
            <text:p>0.220482864661717</text:p>
          </table:table-cell>
          <table:table-cell table:style-name="ce1" office:value-type="float" office:value="0.972999842328302" calcext:value-type="float">
            <text:p>0.972999842328302</text:p>
          </table:table-cell>
          <table:table-cell table:style-name="ce1" office:value-type="float" office:value="0.526310227524644" calcext:value-type="float">
            <text:p>0.526310227524644</text:p>
          </table:table-cell>
          <table:table-cell table:style-name="ce1" office:value-type="float" office:value="0.539537555823184" calcext:value-type="float">
            <text:p>0.539537555823184</text:p>
          </table:table-cell>
          <table:table-cell table:style-name="ce1" office:value-type="float" office:value="0.580092893766576" calcext:value-type="float">
            <text:p>0.5800928937665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hedule contacts</text:p>
          </table:table-cell>
          <table:table-cell table:style-name="ce1" office:value-type="float" office:value="0.30526638784392" calcext:value-type="float">
            <text:p>0.30526638784392</text:p>
          </table:table-cell>
          <table:table-cell table:style-name="ce1" office:value-type="float" office:value="0.520293982346705" calcext:value-type="float">
            <text:p>0.520293982346705</text:p>
          </table:table-cell>
          <table:table-cell table:style-name="ce1" office:value-type="float" office:value="0.0138258521753325" calcext:value-type="float">
            <text:p>0.013825852175333</text:p>
          </table:table-cell>
          <table:table-cell table:style-name="ce1" office:value-type="float" office:value="0.0638830510977169" calcext:value-type="float">
            <text:p>0.063883051097717</text:p>
          </table:table-cell>
          <table:table-cell table:style-name="ce1" office:value-type="float" office:value="0.874983121728655" calcext:value-type="float">
            <text:p>0.874983121728655</text:p>
          </table:table-cell>
          <table:table-cell table:style-name="ce1" office:value-type="float" office:value="0.0425990418481319" calcext:value-type="float">
            <text:p>0.042599041848132</text:p>
          </table:table-cell>
          <table:table-cell table:style-name="ce1" office:value-type="float" office:value="0.254267692881623" calcext:value-type="float">
            <text:p>0.254267692881623</text:p>
          </table:table-cell>
          <table:table-cell table:style-name="ce1" office:value-type="float" office:value="0.605871809649937" calcext:value-type="float">
            <text:p>0.605871809649937</text:p>
          </table:table-cell>
          <table:table-cell table:style-name="ce1" office:value-type="float" office:value="0.450466208985057" calcext:value-type="float">
            <text:p>0.450466208985057</text:p>
          </table:table-cell>
          <table:table-cell table:style-name="ce1" office:value-type="float" office:value="0.0436386533629164" calcext:value-type="float">
            <text:p>0.043638653362916</text:p>
          </table:table-cell>
          <table:table-cell table:style-name="ce1" office:value-type="float" office:value="0.232740456353006" calcext:value-type="float">
            <text:p>0.232740456353006</text:p>
          </table:table-cell>
          <table:table-cell table:style-name="ce1" office:value-type="float" office:value="0.0447715221824058" calcext:value-type="float">
            <text:p>0.044771522182406</text:p>
          </table:table-cell>
          <table:table-cell table:style-name="ce1" office:value-type="float" office:value="0.0795593948203227" calcext:value-type="float">
            <text:p>0.0795593948203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0% fieldwork hours</text:p>
          </table:table-cell>
          <table:table-cell table:style-name="ce1" office:value-type="float" office:value="0.220477965081634" calcext:value-type="float">
            <text:p>0.220477965081634</text:p>
          </table:table-cell>
          <table:table-cell table:style-name="ce1" office:value-type="float" office:value="0.00755759839435177" calcext:value-type="float">
            <text:p>0.007557598394352</text:p>
          </table:table-cell>
          <table:table-cell table:style-name="ce1" office:value-type="float" office:value="0.00000693333585496707" calcext:value-type="float">
            <text:p>6.93333585496707E-06</text:p>
          </table:table-cell>
          <table:table-cell table:style-name="ce1" office:value-type="float" office:value="0.108985797219089" calcext:value-type="float">
            <text:p>0.108985797219089</text:p>
          </table:table-cell>
          <table:table-cell table:style-name="ce1" office:value-type="float" office:value="0.883386603648086" calcext:value-type="float">
            <text:p>0.883386603648086</text:p>
          </table:table-cell>
          <table:table-cell table:style-name="ce1" office:value-type="float" office:value="0.340269978715687" calcext:value-type="float">
            <text:p>0.340269978715687</text:p>
          </table:table-cell>
          <table:table-cell table:style-name="ce1" office:value-type="float" office:value="0.956618454700678" calcext:value-type="float">
            <text:p>0.956618454700678</text:p>
          </table:table-cell>
          <table:table-cell table:style-name="ce1" office:value-type="float" office:value="0.742480865153746" calcext:value-type="float">
            <text:p>0.742480865153746</text:p>
          </table:table-cell>
          <table:table-cell table:style-name="ce1" office:value-type="float" office:value="0.171195455038188" calcext:value-type="float">
            <text:p>0.171195455038188</text:p>
          </table:table-cell>
          <table:table-cell table:style-name="ce1" office:value-type="float" office:value="0.293937459343612" calcext:value-type="float">
            <text:p>0.293937459343612</text:p>
          </table:table-cell>
          <table:table-cell table:style-name="ce1" office:value-type="float" office:value="0.14746025364102" calcext:value-type="float">
            <text:p>0.14746025364102</text:p>
          </table:table-cell>
          <table:table-cell table:style-name="ce1" office:value-type="float" office:value="0.152670254285364" calcext:value-type="float">
            <text:p>0.152670254285364</text:p>
          </table:table-cell>
          <table:table-cell table:style-name="ce1" office:value-type="float" office:value="0.046895989854621" calcext:value-type="float">
            <text:p>0.0468959898546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nfirm required skill set</text:p>
          </table:table-cell>
          <table:table-cell table:style-name="ce1" office:value-type="float" office:value="0.0320611672671242" calcext:value-type="float">
            <text:p>0.032061167267124</text:p>
          </table:table-cell>
          <table:table-cell table:style-name="ce1" office:value-type="float" office:value="0.391336869551812" calcext:value-type="float">
            <text:p>0.391336869551812</text:p>
          </table:table-cell>
          <table:table-cell table:style-name="ce1" office:value-type="float" office:value="0.176248658033906" calcext:value-type="float">
            <text:p>0.176248658033906</text:p>
          </table:table-cell>
          <table:table-cell table:style-name="ce1" office:value-type="float" office:value="0.271539312751045" calcext:value-type="float">
            <text:p>0.271539312751045</text:p>
          </table:table-cell>
          <table:table-cell table:style-name="ce1" office:value-type="float" office:value="0.735045643298513" calcext:value-type="float">
            <text:p>0.735045643298513</text:p>
          </table:table-cell>
          <table:table-cell table:style-name="ce1" office:value-type="float" office:value="0.175142906071192" calcext:value-type="float">
            <text:p>0.175142906071192</text:p>
          </table:table-cell>
          <table:table-cell table:style-name="ce1" office:value-type="float" office:value="0.744350606414744" calcext:value-type="float">
            <text:p>0.744350606414744</text:p>
          </table:table-cell>
          <table:table-cell table:style-name="ce1" office:value-type="float" office:value="0.707462307928294" calcext:value-type="float">
            <text:p>0.707462307928294</text:p>
          </table:table-cell>
          <table:table-cell table:style-name="ce1" office:value-type="float" office:value="0.378576789420107" calcext:value-type="float">
            <text:p>0.378576789420107</text:p>
          </table:table-cell>
          <table:table-cell table:style-name="ce1" office:value-type="float" office:value="0.504461905947674" calcext:value-type="float">
            <text:p>0.504461905947674</text:p>
          </table:table-cell>
          <table:table-cell table:style-name="ce1" office:value-type="float" office:value="0.937108258248371" calcext:value-type="float">
            <text:p>0.937108258248371</text:p>
          </table:table-cell>
          <table:table-cell table:style-name="ce1" office:value-type="float" office:value="0.678433423862006" calcext:value-type="float">
            <text:p>0.678433423862006</text:p>
          </table:table-cell>
          <table:table-cell table:style-name="ce1" office:value-type="float" office:value="0.817996901775248" calcext:value-type="float">
            <text:p>0.8179969017752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actice skill set</text:p>
          </table:table-cell>
          <table:table-cell table:style-name="ce1" office:value-type="float" office:value="0.708509613648202" calcext:value-type="float">
            <text:p>0.708509613648202</text:p>
          </table:table-cell>
          <table:table-cell table:style-name="ce1" office:value-type="float" office:value="0.624657868642456" calcext:value-type="float">
            <text:p>0.624657868642456</text:p>
          </table:table-cell>
          <table:table-cell table:style-name="ce1" office:value-type="float" office:value="0.779289450900327" calcext:value-type="float">
            <text:p>0.779289450900327</text:p>
          </table:table-cell>
          <table:table-cell table:style-name="ce1" office:value-type="float" office:value="0.722979781616449" calcext:value-type="float">
            <text:p>0.722979781616449</text:p>
          </table:table-cell>
          <table:table-cell table:style-name="ce1" office:value-type="float" office:value="0.342653447953224" calcext:value-type="float">
            <text:p>0.342653447953224</text:p>
          </table:table-cell>
          <table:table-cell table:style-name="ce1" office:value-type="float" office:value="0.120580933986467" calcext:value-type="float">
            <text:p>0.120580933986467</text:p>
          </table:table-cell>
          <table:table-cell table:style-name="ce1" office:value-type="float" office:value="0.121418796256473" calcext:value-type="float">
            <text:p>0.121418796256473</text:p>
          </table:table-cell>
          <table:table-cell table:style-name="ce1" office:value-type="float" office:value="0.228948068981568" calcext:value-type="float">
            <text:p>0.228948068981568</text:p>
          </table:table-cell>
          <table:table-cell table:style-name="ce1" office:value-type="float" office:value="0.0646823841704504" calcext:value-type="float">
            <text:p>0.06468238417045</text:p>
          </table:table-cell>
          <table:table-cell table:style-name="ce1" office:value-type="float" office:value="0.03298123574327" calcext:value-type="float">
            <text:p>0.03298123574327</text:p>
          </table:table-cell>
          <table:table-cell table:style-name="ce1" office:value-type="float" office:value="0.877784222666517" calcext:value-type="float">
            <text:p>0.877784222666517</text:p>
          </table:table-cell>
          <table:table-cell table:style-name="ce1" office:value-type="float" office:value="0.42649264511699" calcext:value-type="float">
            <text:p>0.42649264511699</text:p>
          </table:table-cell>
          <table:table-cell table:style-name="ce1" office:value-type="float" office:value="0.729605020254571" calcext:value-type="float">
            <text:p>0.7296050202545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havior skills training</text:p>
          </table:table-cell>
          <table:table-cell table:style-name="ce1" office:value-type="float" office:value="0.251933503126154" calcext:value-type="float">
            <text:p>0.251933503126154</text:p>
          </table:table-cell>
          <table:table-cell table:style-name="ce1" office:value-type="float" office:value="0.10500721015538" calcext:value-type="float">
            <text:p>0.10500721015538</text:p>
          </table:table-cell>
          <table:table-cell table:style-name="ce1" office:value-type="float" office:value="0.432082053827353" calcext:value-type="float">
            <text:p>0.432082053827353</text:p>
          </table:table-cell>
          <table:table-cell table:style-name="ce1" office:value-type="float" office:value="0.520832747469305" calcext:value-type="float">
            <text:p>0.520832747469305</text:p>
          </table:table-cell>
          <table:table-cell table:style-name="ce1" office:value-type="float" office:value="0.439943076678876" calcext:value-type="float">
            <text:p>0.439943076678876</text:p>
          </table:table-cell>
          <table:table-cell table:style-name="ce1" office:value-type="float" office:value="0.00156332067965496" calcext:value-type="float">
            <text:p>0.001563320679655</text:p>
          </table:table-cell>
          <table:table-cell table:style-name="ce1" office:value-type="float" office:value="0.00948879643018509" calcext:value-type="float">
            <text:p>0.009488796430185</text:p>
          </table:table-cell>
          <table:table-cell table:style-name="ce1" office:value-type="float" office:value="0.457871137332787" calcext:value-type="float">
            <text:p>0.457871137332787</text:p>
          </table:table-cell>
          <table:table-cell table:style-name="ce1" office:value-type="float" office:value="0.30448119114316" calcext:value-type="float">
            <text:p>0.30448119114316</text:p>
          </table:table-cell>
          <table:table-cell table:style-name="ce1" office:value-type="float" office:value="0.737055543152208" calcext:value-type="float">
            <text:p>0.737055543152208</text:p>
          </table:table-cell>
          <table:table-cell table:style-name="ce1" office:value-type="float" office:value="0.953359133986381" calcext:value-type="float">
            <text:p>0.953359133986381</text:p>
          </table:table-cell>
          <table:table-cell table:style-name="ce1" office:value-type="float" office:value="0.0202195384515557" calcext:value-type="float">
            <text:p>0.020219538451556</text:p>
          </table:table-cell>
          <table:table-cell table:style-name="ce1" office:value-type="float" office:value="0.0664593704593126" calcext:value-type="float">
            <text:p>0.0664593704593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ritten supervision contract</text:p>
          </table:table-cell>
          <table:table-cell table:style-name="ce1" office:value-type="float" office:value="0.000909541762241241" calcext:value-type="float">
            <text:p>0.000909541762241</text:p>
          </table:table-cell>
          <table:table-cell table:style-name="ce1" office:value-type="float" office:value="0.00000000000176832885126944" calcext:value-type="float">
            <text:p>1.76832885126944E-12</text:p>
          </table:table-cell>
          <table:table-cell table:style-name="ce1" office:value-type="float" office:value="0.231359647171851" calcext:value-type="float">
            <text:p>0.231359647171851</text:p>
          </table:table-cell>
          <table:table-cell table:style-name="ce1" office:value-type="float" office:value="0.381734295752499" calcext:value-type="float">
            <text:p>0.381734295752499</text:p>
          </table:table-cell>
          <table:table-cell table:style-name="ce1" office:value-type="float" office:value="0.996282575446792" calcext:value-type="float">
            <text:p>0.996282575446792</text:p>
          </table:table-cell>
          <table:table-cell table:style-name="ce1" office:value-type="float" office:value="7.06559045613277E-018" calcext:value-type="float">
            <text:p>7.06559045613277E-18</text:p>
          </table:table-cell>
          <table:table-cell table:style-name="ce1" office:value-type="float" office:value="0.0000000164267715303724" calcext:value-type="float">
            <text:p>1.64267715303724E-08</text:p>
          </table:table-cell>
          <table:table-cell table:style-name="ce1" office:value-type="float" office:value="0.862471181764093" calcext:value-type="float">
            <text:p>0.862471181764093</text:p>
          </table:table-cell>
          <table:table-cell table:style-name="ce1" office:value-type="float" office:value="0.892336454768734" calcext:value-type="float">
            <text:p>0.892336454768734</text:p>
          </table:table-cell>
          <table:table-cell table:style-name="ce1" office:value-type="float" office:value="0.868650043973328" calcext:value-type="float">
            <text:p>0.868650043973328</text:p>
          </table:table-cell>
          <table:table-cell table:style-name="ce1" office:value-type="float" office:value="0.153753381361427" calcext:value-type="float">
            <text:p>0.153753381361427</text:p>
          </table:table-cell>
          <table:table-cell table:style-name="ce1" office:value-type="float" office:value="0.691494051126209" calcext:value-type="float">
            <text:p>0.691494051126209</text:p>
          </table:table-cell>
          <table:table-cell table:style-name="ce1" office:value-type="float" office:value="0.0485552704687576" calcext:value-type="float">
            <text:p>0.048555270468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ervision termination clause</text:p>
          </table:table-cell>
          <table:table-cell table:style-name="ce1" office:value-type="float" office:value="0.0591976394675226" calcext:value-type="float">
            <text:p>0.059197639467523</text:p>
          </table:table-cell>
          <table:table-cell table:style-name="ce1" office:value-type="float" office:value="0.0000000000579156862752648" calcext:value-type="float">
            <text:p>5.79156862752648E-11</text:p>
          </table:table-cell>
          <table:table-cell table:style-name="ce1" office:value-type="float" office:value="0.193021036471745" calcext:value-type="float">
            <text:p>0.193021036471745</text:p>
          </table:table-cell>
          <table:table-cell table:style-name="ce1" office:value-type="float" office:value="0.00679815921214446" calcext:value-type="float">
            <text:p>0.006798159212144</text:p>
          </table:table-cell>
          <table:table-cell table:style-name="ce1" office:value-type="float" office:value="0.970880571657153" calcext:value-type="float">
            <text:p>0.970880571657153</text:p>
          </table:table-cell>
          <table:table-cell table:style-name="ce1" office:value-type="float" office:value="3.75698291350058E-035" calcext:value-type="float">
            <text:p>3.75698291350058E-35</text:p>
          </table:table-cell>
          <table:table-cell table:style-name="ce1" office:value-type="float" office:value="0.00000000000154714501928454" calcext:value-type="float">
            <text:p>1.54714501928454E-12</text:p>
          </table:table-cell>
          <table:table-cell table:style-name="ce1" office:value-type="float" office:value="0.730401177148911" calcext:value-type="float">
            <text:p>0.730401177148911</text:p>
          </table:table-cell>
          <table:table-cell table:style-name="ce1" office:value-type="float" office:value="0.887686058237469" calcext:value-type="float">
            <text:p>0.887686058237469</text:p>
          </table:table-cell>
          <table:table-cell table:style-name="ce1" office:value-type="float" office:value="0.905240475980204" calcext:value-type="float">
            <text:p>0.905240475980204</text:p>
          </table:table-cell>
          <table:table-cell table:style-name="ce1" office:value-type="float" office:value="0.287250325385188" calcext:value-type="float">
            <text:p>0.287250325385188</text:p>
          </table:table-cell>
          <table:table-cell table:style-name="ce1" office:value-type="float" office:value="0.435254318035129" calcext:value-type="float">
            <text:p>0.435254318035129</text:p>
          </table:table-cell>
          <table:table-cell table:style-name="ce1" office:value-type="float" office:value="0.0723958872119894" calcext:value-type="float">
            <text:p>0.0723958872119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rformance expectations</text:p>
          </table:table-cell>
          <table:table-cell table:style-name="ce1" office:value-type="float" office:value="0.475080353069941" calcext:value-type="float">
            <text:p>0.475080353069941</text:p>
          </table:table-cell>
          <table:table-cell table:style-name="ce1" office:value-type="float" office:value="0.217299179057732" calcext:value-type="float">
            <text:p>0.217299179057732</text:p>
          </table:table-cell>
          <table:table-cell table:style-name="ce1" office:value-type="float" office:value="0.201697709980314" calcext:value-type="float">
            <text:p>0.201697709980314</text:p>
          </table:table-cell>
          <table:table-cell table:style-name="ce1" office:value-type="float" office:value="0.884089173226796" calcext:value-type="float">
            <text:p>0.884089173226796</text:p>
          </table:table-cell>
          <table:table-cell table:style-name="ce1" office:value-type="float" office:value="0.981150795367069" calcext:value-type="float">
            <text:p>0.981150795367069</text:p>
          </table:table-cell>
          <table:table-cell table:style-name="ce1" office:value-type="float" office:value="0.015044101090911" calcext:value-type="float">
            <text:p>0.015044101090911</text:p>
          </table:table-cell>
          <table:table-cell table:style-name="ce1" office:value-type="float" office:value="0.0103330566050469" calcext:value-type="float">
            <text:p>0.010333056605047</text:p>
          </table:table-cell>
          <table:table-cell table:style-name="ce1" office:value-type="float" office:value="0.311080875153665" calcext:value-type="float">
            <text:p>0.311080875153665</text:p>
          </table:table-cell>
          <table:table-cell table:style-name="ce1" office:value-type="float" office:value="0.531400215616832" calcext:value-type="float">
            <text:p>0.531400215616832</text:p>
          </table:table-cell>
          <table:table-cell table:style-name="ce1" office:value-type="float" office:value="0.689583625858986" calcext:value-type="float">
            <text:p>0.689583625858986</text:p>
          </table:table-cell>
          <table:table-cell table:style-name="ce1" office:value-type="float" office:value="0.646455756320983" calcext:value-type="float">
            <text:p>0.646455756320983</text:p>
          </table:table-cell>
          <table:table-cell table:style-name="ce1" office:value-type="float" office:value="0.65426866047219" calcext:value-type="float">
            <text:p>0.65426866047219</text:p>
          </table:table-cell>
          <table:table-cell table:style-name="ce1" office:value-type="float" office:value="0.176295727831501" calcext:value-type="float">
            <text:p>0.1762957278315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structions and demonstration</text:p>
          </table:table-cell>
          <table:table-cell table:style-name="ce1" office:value-type="float" office:value="0.383226254596672" calcext:value-type="float">
            <text:p>0.383226254596672</text:p>
          </table:table-cell>
          <table:table-cell table:style-name="ce1" office:value-type="float" office:value="0.531499687148737" calcext:value-type="float">
            <text:p>0.531499687148737</text:p>
          </table:table-cell>
          <table:table-cell table:style-name="ce1" office:value-type="float" office:value="0.825379795362057" calcext:value-type="float">
            <text:p>0.825379795362057</text:p>
          </table:table-cell>
          <table:table-cell table:style-name="ce1" office:value-type="float" office:value="0.863982914432677" calcext:value-type="float">
            <text:p>0.863982914432677</text:p>
          </table:table-cell>
          <table:table-cell table:style-name="ce1" office:value-type="float" office:value="0.595197612226288" calcext:value-type="float">
            <text:p>0.595197612226288</text:p>
          </table:table-cell>
          <table:table-cell table:style-name="ce1" office:value-type="float" office:value="0.144775400543236" calcext:value-type="float">
            <text:p>0.144775400543236</text:p>
          </table:table-cell>
          <table:table-cell table:style-name="ce1" office:value-type="float" office:value="0.0129148552336772" calcext:value-type="float">
            <text:p>0.012914855233677</text:p>
          </table:table-cell>
          <table:table-cell table:style-name="ce1" office:value-type="float" office:value="0.85319239727387" calcext:value-type="float">
            <text:p>0.85319239727387</text:p>
          </table:table-cell>
          <table:table-cell table:style-name="ce1" office:value-type="float" office:value="0.257051498352153" calcext:value-type="float">
            <text:p>0.257051498352153</text:p>
          </table:table-cell>
          <table:table-cell table:style-name="ce1" office:value-type="float" office:value="0.105206541300377" calcext:value-type="float">
            <text:p>0.105206541300377</text:p>
          </table:table-cell>
          <table:table-cell table:style-name="ce1" office:value-type="float" office:value="0.381281524438092" calcext:value-type="float">
            <text:p>0.381281524438092</text:p>
          </table:table-cell>
          <table:table-cell table:style-name="ce1" office:value-type="float" office:value="0.0186321198709743" calcext:value-type="float">
            <text:p>0.018632119870974</text:p>
          </table:table-cell>
          <table:table-cell table:style-name="ce1" office:value-type="float" office:value="0.113839678158947" calcext:value-type="float">
            <text:p>0.1138396781589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sitive and corrective feedback</text:p>
          </table:table-cell>
          <table:table-cell table:style-name="ce1" office:value-type="float" office:value="0.287476962576326" calcext:value-type="float">
            <text:p>0.287476962576326</text:p>
          </table:table-cell>
          <table:table-cell table:style-name="ce1" office:value-type="float" office:value="0.00147165831249788" calcext:value-type="float">
            <text:p>0.001471658312498</text:p>
          </table:table-cell>
          <table:table-cell table:style-name="ce1" office:value-type="float" office:value="0.248824890544857" calcext:value-type="float">
            <text:p>0.248824890544857</text:p>
          </table:table-cell>
          <table:table-cell table:style-name="ce1" office:value-type="float" office:value="0.484424655398477" calcext:value-type="float">
            <text:p>0.484424655398477</text:p>
          </table:table-cell>
          <table:table-cell table:style-name="ce1" office:value-type="float" office:value="0.0368542991473608" calcext:value-type="float">
            <text:p>0.036854299147361</text:p>
          </table:table-cell>
          <table:table-cell table:style-name="ce1" office:value-type="float" office:value="0.00709833182542857" calcext:value-type="float">
            <text:p>0.007098331825429</text:p>
          </table:table-cell>
          <table:table-cell table:style-name="ce1" office:value-type="float" office:value="0.0000000179331476846389" calcext:value-type="float">
            <text:p>1.79331476846389E-08</text:p>
          </table:table-cell>
          <table:table-cell table:style-name="ce1" office:value-type="float" office:value="0.680999269053051" calcext:value-type="float">
            <text:p>0.680999269053051</text:p>
          </table:table-cell>
          <table:table-cell table:style-name="ce1" office:value-type="float" office:value="0.141720683237089" calcext:value-type="float">
            <text:p>0.141720683237089</text:p>
          </table:table-cell>
          <table:table-cell table:style-name="ce1" office:value-type="float" office:value="0.198469013338791" calcext:value-type="float">
            <text:p>0.198469013338791</text:p>
          </table:table-cell>
          <table:table-cell table:style-name="ce1" office:value-type="float" office:value="0.471581048994275" calcext:value-type="float">
            <text:p>0.471581048994275</text:p>
          </table:table-cell>
          <table:table-cell table:style-name="ce1" office:value-type="float" office:value="0.198565060246214" calcext:value-type="float">
            <text:p>0.198565060246214</text:p>
          </table:table-cell>
          <table:table-cell table:style-name="ce1" office:value-type="float" office:value="0.0365583724205775" calcext:value-type="float">
            <text:p>0.0365583724205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ritten evaluation system</text:p>
          </table:table-cell>
          <table:table-cell table:style-name="ce1" office:value-type="float" office:value="0.637766755022344" calcext:value-type="float">
            <text:p>0.637766755022344</text:p>
          </table:table-cell>
          <table:table-cell table:style-name="ce1" office:value-type="float" office:value="0.952150912819291" calcext:value-type="float">
            <text:p>0.952150912819291</text:p>
          </table:table-cell>
          <table:table-cell table:style-name="ce1" office:value-type="float" office:value="0.66904191754098" calcext:value-type="float">
            <text:p>0.66904191754098</text:p>
          </table:table-cell>
          <table:table-cell table:style-name="ce1" office:value-type="float" office:value="0.811259653669508" calcext:value-type="float">
            <text:p>0.811259653669508</text:p>
          </table:table-cell>
          <table:table-cell table:style-name="ce1" office:value-type="float" office:value="0.683840107394555" calcext:value-type="float">
            <text:p>0.683840107394555</text:p>
          </table:table-cell>
          <table:table-cell table:style-name="ce1" office:value-type="float" office:value="0.267279848011403" calcext:value-type="float">
            <text:p>0.267279848011403</text:p>
          </table:table-cell>
          <table:table-cell table:style-name="ce1" office:value-type="float" office:value="0.251067021007876" calcext:value-type="float">
            <text:p>0.251067021007876</text:p>
          </table:table-cell>
          <table:table-cell table:style-name="ce1" office:value-type="float" office:value="0.690402218438308" calcext:value-type="float">
            <text:p>0.690402218438308</text:p>
          </table:table-cell>
          <table:table-cell table:style-name="ce1" office:value-type="float" office:value="0.206939301371005" calcext:value-type="float">
            <text:p>0.206939301371005</text:p>
          </table:table-cell>
          <table:table-cell table:style-name="ce1" office:value-type="float" office:value="0.0563817004932888" calcext:value-type="float">
            <text:p>0.056381700493289</text:p>
          </table:table-cell>
          <table:table-cell table:style-name="ce1" office:value-type="float" office:value="0.588243902497994" calcext:value-type="float">
            <text:p>0.588243902497994</text:p>
          </table:table-cell>
          <table:table-cell table:style-name="ce1" office:value-type="float" office:value="0.347650814816324" calcext:value-type="float">
            <text:p>0.347650814816324</text:p>
          </table:table-cell>
          <table:table-cell table:style-name="ce1" office:value-type="float" office:value="0.870079878223887" calcext:value-type="float">
            <text:p>0.8700798782238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cument feedback</text:p>
          </table:table-cell>
          <table:table-cell table:style-name="ce1" office:value-type="float" office:value="0.501960825984753" calcext:value-type="float">
            <text:p>0.501960825984753</text:p>
          </table:table-cell>
          <table:table-cell table:style-name="ce1" office:value-type="float" office:value="0.976680985108472" calcext:value-type="float">
            <text:p>0.976680985108472</text:p>
          </table:table-cell>
          <table:table-cell table:style-name="ce1" office:value-type="float" office:value="0.828724544145868" calcext:value-type="float">
            <text:p>0.828724544145868</text:p>
          </table:table-cell>
          <table:table-cell table:style-name="ce1" office:value-type="float" office:value="0.550487260896069" calcext:value-type="float">
            <text:p>0.550487260896069</text:p>
          </table:table-cell>
          <table:table-cell table:style-name="ce1" office:value-type="float" office:value="0.183638817931717" calcext:value-type="float">
            <text:p>0.183638817931717</text:p>
          </table:table-cell>
          <table:table-cell table:style-name="ce1" office:value-type="float" office:value="0.811565368124095" calcext:value-type="float">
            <text:p>0.811565368124095</text:p>
          </table:table-cell>
          <table:table-cell table:style-name="ce1" office:value-type="float" office:value="0.423342579011247" calcext:value-type="float">
            <text:p>0.423342579011247</text:p>
          </table:table-cell>
          <table:table-cell table:style-name="ce1" office:value-type="float" office:value="0.646783848280919" calcext:value-type="float">
            <text:p>0.646783848280919</text:p>
          </table:table-cell>
          <table:table-cell table:style-name="ce1" office:value-type="float" office:value="0.232300511224926" calcext:value-type="float">
            <text:p>0.232300511224926</text:p>
          </table:table-cell>
          <table:table-cell table:style-name="ce1" office:value-type="float" office:value="0.230243747979181" calcext:value-type="float">
            <text:p>0.230243747979181</text:p>
          </table:table-cell>
          <table:table-cell table:style-name="ce1" office:value-type="float" office:value="0.389448069273314" calcext:value-type="float">
            <text:p>0.389448069273314</text:p>
          </table:table-cell>
          <table:table-cell table:style-name="ce1" office:value-type="float" office:value="0.778775755812119" calcext:value-type="float">
            <text:p>0.778775755812119</text:p>
          </table:table-cell>
          <table:table-cell table:style-name="ce1" office:value-type="float" office:value="0.744293395263653" calcext:value-type="float">
            <text:p>0.7442933952636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mmediate feedback</text:p>
          </table:table-cell>
          <table:table-cell table:style-name="ce1" office:value-type="float" office:value="0.887250752458109" calcext:value-type="float">
            <text:p>0.887250752458109</text:p>
          </table:table-cell>
          <table:table-cell table:style-name="ce1" office:value-type="float" office:value="0.617309213136872" calcext:value-type="float">
            <text:p>0.617309213136872</text:p>
          </table:table-cell>
          <table:table-cell table:style-name="ce1" office:value-type="float" office:value="0.0621383902278948" calcext:value-type="float">
            <text:p>0.062138390227895</text:p>
          </table:table-cell>
          <table:table-cell table:style-name="ce1" office:value-type="float" office:value="0.754732139138866" calcext:value-type="float">
            <text:p>0.754732139138866</text:p>
          </table:table-cell>
          <table:table-cell table:style-name="ce1" office:value-type="float" office:value="0.77934337478132" calcext:value-type="float">
            <text:p>0.77934337478132</text:p>
          </table:table-cell>
          <table:table-cell table:style-name="ce1" office:value-type="float" office:value="0.351511901206015" calcext:value-type="float">
            <text:p>0.351511901206015</text:p>
          </table:table-cell>
          <table:table-cell table:style-name="ce1" office:value-type="float" office:value="0.147772018755687" calcext:value-type="float">
            <text:p>0.147772018755687</text:p>
          </table:table-cell>
          <table:table-cell table:style-name="ce1" office:value-type="float" office:value="0.425768836979102" calcext:value-type="float">
            <text:p>0.425768836979102</text:p>
          </table:table-cell>
          <table:table-cell table:style-name="ce1" office:value-type="float" office:value="0.161662475575292" calcext:value-type="float">
            <text:p>0.161662475575292</text:p>
          </table:table-cell>
          <table:table-cell table:style-name="ce1" office:value-type="float" office:value="0.306285122130553" calcext:value-type="float">
            <text:p>0.306285122130553</text:p>
          </table:table-cell>
          <table:table-cell table:style-name="ce1" office:value-type="float" office:value="0.20862498961426" calcext:value-type="float">
            <text:p>0.20862498961426</text:p>
          </table:table-cell>
          <table:table-cell table:style-name="ce1" office:value-type="float" office:value="0.272294168355664" calcext:value-type="float">
            <text:p>0.272294168355664</text:p>
          </table:table-cell>
          <table:table-cell table:style-name="ce1" office:value-type="float" office:value="0.0514321914522834" calcext:value-type="float">
            <text:p>0.0514321914522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valuate supervisee performance</text:p>
          </table:table-cell>
          <table:table-cell table:style-name="ce1" office:value-type="float" office:value="0.981848655854251" calcext:value-type="float">
            <text:p>0.981848655854251</text:p>
          </table:table-cell>
          <table:table-cell table:style-name="ce1" office:value-type="float" office:value="0.357279109544112" calcext:value-type="float">
            <text:p>0.357279109544112</text:p>
          </table:table-cell>
          <table:table-cell table:style-name="ce1" office:value-type="float" office:value="0.639957105510267" calcext:value-type="float">
            <text:p>0.639957105510267</text:p>
          </table:table-cell>
          <table:table-cell table:style-name="ce1" office:value-type="float" office:value="0.626266763300442" calcext:value-type="float">
            <text:p>0.626266763300442</text:p>
          </table:table-cell>
          <table:table-cell table:style-name="ce1" office:value-type="float" office:value="0.0713387031309011" calcext:value-type="float">
            <text:p>0.071338703130901</text:p>
          </table:table-cell>
          <table:table-cell table:style-name="ce1" office:value-type="float" office:value="0.0965126110692849" calcext:value-type="float">
            <text:p>0.096512611069285</text:p>
          </table:table-cell>
          <table:table-cell table:style-name="ce1" office:value-type="float" office:value="0.622651712974321" calcext:value-type="float">
            <text:p>0.622651712974321</text:p>
          </table:table-cell>
          <table:table-cell table:style-name="ce1" office:value-type="float" office:value="0.325017115367755" calcext:value-type="float">
            <text:p>0.325017115367755</text:p>
          </table:table-cell>
          <table:table-cell table:style-name="ce1" office:value-type="float" office:value="0.179829820080487" calcext:value-type="float">
            <text:p>0.179829820080487</text:p>
          </table:table-cell>
          <table:table-cell table:style-name="ce1" office:value-type="float" office:value="0.175312125051523" calcext:value-type="float">
            <text:p>0.175312125051523</text:p>
          </table:table-cell>
          <table:table-cell table:style-name="ce1" office:value-type="float" office:value="0.376432127545859" calcext:value-type="float">
            <text:p>0.376432127545859</text:p>
          </table:table-cell>
          <table:table-cell table:style-name="ce1" office:value-type="float" office:value="0.711722404416015" calcext:value-type="float">
            <text:p>0.711722404416015</text:p>
          </table:table-cell>
          <table:table-cell table:style-name="ce1" office:value-type="float" office:value="0.335315598461605" calcext:value-type="float">
            <text:p>0.335315598461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valuate client performance</text:p>
          </table:table-cell>
          <table:table-cell table:style-name="ce1" office:value-type="float" office:value="0.9754771530355" calcext:value-type="float">
            <text:p>0.9754771530355</text:p>
          </table:table-cell>
          <table:table-cell table:style-name="ce1" office:value-type="float" office:value="0.871687243552676" calcext:value-type="float">
            <text:p>0.871687243552676</text:p>
          </table:table-cell>
          <table:table-cell table:style-name="ce1" office:value-type="float" office:value="0.482680442369712" calcext:value-type="float">
            <text:p>0.482680442369712</text:p>
          </table:table-cell>
          <table:table-cell table:style-name="ce1" office:value-type="float" office:value="0.719701191313002" calcext:value-type="float">
            <text:p>0.719701191313002</text:p>
          </table:table-cell>
          <table:table-cell table:style-name="ce1" office:value-type="float" office:value="0.709939824323864" calcext:value-type="float">
            <text:p>0.709939824323864</text:p>
          </table:table-cell>
          <table:table-cell table:style-name="ce1" office:value-type="float" office:value="0.348574487288806" calcext:value-type="float">
            <text:p>0.348574487288806</text:p>
          </table:table-cell>
          <table:table-cell table:style-name="ce1" office:value-type="float" office:value="0.586461649275357" calcext:value-type="float">
            <text:p>0.586461649275357</text:p>
          </table:table-cell>
          <table:table-cell table:style-name="ce1" office:value-type="float" office:value="0.822713936773189" calcext:value-type="float">
            <text:p>0.822713936773189</text:p>
          </table:table-cell>
          <table:table-cell table:style-name="ce1" office:value-type="float" office:value="0.144319539717951" calcext:value-type="float">
            <text:p>0.144319539717951</text:p>
          </table:table-cell>
          <table:table-cell table:style-name="ce1" office:value-type="float" office:value="0.0904094077343961" calcext:value-type="float">
            <text:p>0.090409407734396</text:p>
          </table:table-cell>
          <table:table-cell table:style-name="ce1" office:value-type="float" office:value="0.365869171421611" calcext:value-type="float">
            <text:p>0.365869171421611</text:p>
          </table:table-cell>
          <table:table-cell table:style-name="ce1" office:value-type="float" office:value="0.861019121207561" calcext:value-type="float">
            <text:p>0.861019121207561</text:p>
          </table:table-cell>
          <table:table-cell table:style-name="ce1" office:value-type="float" office:value="0.72092766528638" calcext:value-type="float">
            <text:p>0.720927665286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ervision fidelity</text:p>
          </table:table-cell>
          <table:table-cell table:style-name="ce1" office:value-type="float" office:value="0.197617399757897" calcext:value-type="float">
            <text:p>0.197617399757897</text:p>
          </table:table-cell>
          <table:table-cell table:style-name="ce1" office:value-type="float" office:value="0.801057028361437" calcext:value-type="float">
            <text:p>0.801057028361437</text:p>
          </table:table-cell>
          <table:table-cell table:style-name="ce1" office:value-type="float" office:value="0.961147401839501" calcext:value-type="float">
            <text:p>0.961147401839501</text:p>
          </table:table-cell>
          <table:table-cell table:style-name="ce1" office:value-type="float" office:value="0.353888297511539" calcext:value-type="float">
            <text:p>0.353888297511539</text:p>
          </table:table-cell>
          <table:table-cell table:style-name="ce1" office:value-type="float" office:value="0.629210675839298" calcext:value-type="float">
            <text:p>0.629210675839298</text:p>
          </table:table-cell>
          <table:table-cell table:style-name="ce1" office:value-type="float" office:value="0.77554309888729" calcext:value-type="float">
            <text:p>0.77554309888729</text:p>
          </table:table-cell>
          <table:table-cell table:style-name="ce1" office:value-type="float" office:value="0.880799364861298" calcext:value-type="float">
            <text:p>0.880799364861298</text:p>
          </table:table-cell>
          <table:table-cell table:style-name="ce1" office:value-type="float" office:value="0.198743411102339" calcext:value-type="float">
            <text:p>0.198743411102339</text:p>
          </table:table-cell>
          <table:table-cell table:style-name="ce1" office:value-type="float" office:value="0.216652068675071" calcext:value-type="float">
            <text:p>0.216652068675071</text:p>
          </table:table-cell>
          <table:table-cell table:style-name="ce1" office:value-type="float" office:value="0.737846189576412" calcext:value-type="float">
            <text:p>0.737846189576412</text:p>
          </table:table-cell>
          <table:table-cell table:style-name="ce1" office:value-type="float" office:value="0.298804325130303" calcext:value-type="float">
            <text:p>0.298804325130303</text:p>
          </table:table-cell>
          <table:table-cell table:style-name="ce1" office:value-type="float" office:value="0.854904269356154" calcext:value-type="float">
            <text:p>0.854904269356154</text:p>
          </table:table-cell>
          <table:table-cell table:style-name="ce1" office:value-type="float" office:value="0.516054104451115" calcext:value-type="float">
            <text:p>0.5160541044511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er evaluate</text:p>
          </table:table-cell>
          <table:table-cell table:style-name="ce1" office:value-type="float" office:value="0.983987250034785" calcext:value-type="float">
            <text:p>0.983987250034785</text:p>
          </table:table-cell>
          <table:table-cell table:style-name="ce1" office:value-type="float" office:value="0.291201206294179" calcext:value-type="float">
            <text:p>0.291201206294179</text:p>
          </table:table-cell>
          <table:table-cell table:style-name="ce1" office:value-type="float" office:value="0.91080946223847" calcext:value-type="float">
            <text:p>0.91080946223847</text:p>
          </table:table-cell>
          <table:table-cell table:style-name="ce1" office:value-type="float" office:value="0.43172935568902" calcext:value-type="float">
            <text:p>0.43172935568902</text:p>
          </table:table-cell>
          <table:table-cell table:style-name="ce1" office:value-type="float" office:value="0.725662434498146" calcext:value-type="float">
            <text:p>0.725662434498146</text:p>
          </table:table-cell>
          <table:table-cell table:style-name="ce1" office:value-type="float" office:value="0.277453901521571" calcext:value-type="float">
            <text:p>0.277453901521571</text:p>
          </table:table-cell>
          <table:table-cell table:style-name="ce1" office:value-type="float" office:value="0.4329475313889" calcext:value-type="float">
            <text:p>0.4329475313889</text:p>
          </table:table-cell>
          <table:table-cell table:style-name="ce1" office:value-type="float" office:value="0.996577451002607" calcext:value-type="float">
            <text:p>0.996577451002607</text:p>
          </table:table-cell>
          <table:table-cell table:style-name="ce1" office:value-type="float" office:value="0.0299233349744951" calcext:value-type="float">
            <text:p>0.029923334974495</text:p>
          </table:table-cell>
          <table:table-cell table:style-name="ce1" office:value-type="float" office:value="0.0274935748824957" calcext:value-type="float">
            <text:p>0.027493574882496</text:p>
          </table:table-cell>
          <table:table-cell table:style-name="ce1" office:value-type="float" office:value="0.490275840348337" calcext:value-type="float">
            <text:p>0.490275840348337</text:p>
          </table:table-cell>
          <table:table-cell table:style-name="ce1" office:value-type="float" office:value="0.405785801197593" calcext:value-type="float">
            <text:p>0.405785801197593</text:p>
          </table:table-cell>
          <table:table-cell table:style-name="ce1" office:value-type="float" office:value="0.29887723930149" calcext:value-type="float">
            <text:p>0.29887723930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ke baseline</text:p>
          </table:table-cell>
          <table:table-cell table:style-name="ce1" office:value-type="float" office:value="0.486617463487096" calcext:value-type="float">
            <text:p>0.486617463487096</text:p>
          </table:table-cell>
          <table:table-cell table:style-name="ce1" office:value-type="float" office:value="0.763749095685483" calcext:value-type="float">
            <text:p>0.763749095685483</text:p>
          </table:table-cell>
          <table:table-cell table:style-name="ce1" office:value-type="float" office:value="0.428120629246553" calcext:value-type="float">
            <text:p>0.428120629246553</text:p>
          </table:table-cell>
          <table:table-cell table:style-name="ce1" office:value-type="float" office:value="0.110942522411298" calcext:value-type="float">
            <text:p>0.110942522411298</text:p>
          </table:table-cell>
          <table:table-cell table:style-name="ce1" office:value-type="float" office:value="0.0914419806528804" calcext:value-type="float">
            <text:p>0.09144198065288</text:p>
          </table:table-cell>
          <table:table-cell table:style-name="ce1" office:value-type="float" office:value="0.239522896917462" calcext:value-type="float">
            <text:p>0.239522896917462</text:p>
          </table:table-cell>
          <table:table-cell table:style-name="ce1" office:value-type="float" office:value="0.333092788317471" calcext:value-type="float">
            <text:p>0.333092788317471</text:p>
          </table:table-cell>
          <table:table-cell table:style-name="ce1" office:value-type="float" office:value="0.244868621306932" calcext:value-type="float">
            <text:p>0.244868621306932</text:p>
          </table:table-cell>
          <table:table-cell table:style-name="ce1" office:value-type="float" office:value="0.282488836692023" calcext:value-type="float">
            <text:p>0.282488836692023</text:p>
          </table:table-cell>
          <table:table-cell table:style-name="ce1" office:value-type="float" office:value="0.316297841671949" calcext:value-type="float">
            <text:p>0.316297841671949</text:p>
          </table:table-cell>
          <table:table-cell table:style-name="ce1" office:value-type="float" office:value="0.132802180559474" calcext:value-type="float">
            <text:p>0.132802180559474</text:p>
          </table:table-cell>
          <table:table-cell table:style-name="ce1" office:value-type="float" office:value="0.21017388708176" calcext:value-type="float">
            <text:p>0.21017388708176</text:p>
          </table:table-cell>
          <table:table-cell table:style-name="ce1" office:value-type="float" office:value="0.920294716277861" calcext:value-type="float">
            <text:p>0.9202947162778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tect barriers to supervision</text:p>
          </table:table-cell>
          <table:table-cell table:style-name="ce1" office:value-type="float" office:value="0.345323899801043" calcext:value-type="float">
            <text:p>0.345323899801043</text:p>
          </table:table-cell>
          <table:table-cell table:style-name="ce1" office:value-type="float" office:value="0.0636132753823707" calcext:value-type="float">
            <text:p>0.063613275382371</text:p>
          </table:table-cell>
          <table:table-cell table:style-name="ce1" office:value-type="float" office:value="0.0605219227477751" calcext:value-type="float">
            <text:p>0.060521922747775</text:p>
          </table:table-cell>
          <table:table-cell table:style-name="ce1" office:value-type="float" office:value="0.368536562945989" calcext:value-type="float">
            <text:p>0.368536562945989</text:p>
          </table:table-cell>
          <table:table-cell table:style-name="ce1" office:value-type="float" office:value="0.94155487703619" calcext:value-type="float">
            <text:p>0.94155487703619</text:p>
          </table:table-cell>
          <table:table-cell table:style-name="ce1" office:value-type="float" office:value="0.0546038415546147" calcext:value-type="float">
            <text:p>0.054603841554615</text:p>
          </table:table-cell>
          <table:table-cell table:style-name="ce1" office:value-type="float" office:value="0.212230922884422" calcext:value-type="float">
            <text:p>0.212230922884422</text:p>
          </table:table-cell>
          <table:table-cell table:style-name="ce1" office:value-type="float" office:value="0.574685599985314" calcext:value-type="float">
            <text:p>0.574685599985314</text:p>
          </table:table-cell>
          <table:table-cell table:style-name="ce1" office:value-type="float" office:value="0.82488714307774" calcext:value-type="float">
            <text:p>0.82488714307774</text:p>
          </table:table-cell>
          <table:table-cell table:style-name="ce1" office:value-type="float" office:value="0.737144271325325" calcext:value-type="float">
            <text:p>0.737144271325325</text:p>
          </table:table-cell>
          <table:table-cell table:style-name="ce1" office:value-type="float" office:value="0.583074263685754" calcext:value-type="float">
            <text:p>0.583074263685754</text:p>
          </table:table-cell>
          <table:table-cell table:style-name="ce1" office:value-type="float" office:value="0.194450310169302" calcext:value-type="float">
            <text:p>0.194450310169302</text:p>
          </table:table-cell>
          <table:table-cell table:style-name="ce1" office:value-type="float" office:value="0.107988215910751" calcext:value-type="float">
            <text:p>0.1079882159107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ST case presentation</text:p>
          </table:table-cell>
          <table:table-cell table:style-name="ce1" office:value-type="float" office:value="0.932525272136406" calcext:value-type="float">
            <text:p>0.932525272136406</text:p>
          </table:table-cell>
          <table:table-cell table:style-name="ce1" office:value-type="float" office:value="0.708146443054191" calcext:value-type="float">
            <text:p>0.708146443054191</text:p>
          </table:table-cell>
          <table:table-cell table:style-name="ce1" office:value-type="float" office:value="0.509004830160713" calcext:value-type="float">
            <text:p>0.509004830160713</text:p>
          </table:table-cell>
          <table:table-cell table:style-name="ce1" office:value-type="float" office:value="0.819452837222117" calcext:value-type="float">
            <text:p>0.819452837222117</text:p>
          </table:table-cell>
          <table:table-cell table:style-name="ce1" office:value-type="float" office:value="0.0776466349599815" calcext:value-type="float">
            <text:p>0.077646634959982</text:p>
          </table:table-cell>
          <table:table-cell table:style-name="ce1" office:value-type="float" office:value="0.794889532436604" calcext:value-type="float">
            <text:p>0.794889532436604</text:p>
          </table:table-cell>
          <table:table-cell table:style-name="ce1" office:value-type="float" office:value="0.48925556298289" calcext:value-type="float">
            <text:p>0.48925556298289</text:p>
          </table:table-cell>
          <table:table-cell table:style-name="ce1" office:value-type="float" office:value="0.816438427946587" calcext:value-type="float">
            <text:p>0.816438427946587</text:p>
          </table:table-cell>
          <table:table-cell table:style-name="ce1" office:value-type="float" office:value="0.32819863502899" calcext:value-type="float">
            <text:p>0.32819863502899</text:p>
          </table:table-cell>
          <table:table-cell table:style-name="ce1" office:value-type="float" office:value="0.448521314700409" calcext:value-type="float">
            <text:p>0.448521314700409</text:p>
          </table:table-cell>
          <table:table-cell table:style-name="ce1" office:value-type="float" office:value="0.0590887199795502" calcext:value-type="float">
            <text:p>0.05908871997955</text:p>
          </table:table-cell>
          <table:table-cell table:style-name="ce1" office:value-type="float" office:value="0.879355229115413" calcext:value-type="float">
            <text:p>0.879355229115413</text:p>
          </table:table-cell>
          <table:table-cell table:style-name="ce1" office:value-type="float" office:value="0.241413585104166" calcext:value-type="float">
            <text:p>0.2414135851041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nd agenda</text:p>
          </table:table-cell>
          <table:table-cell table:style-name="ce1" office:value-type="float" office:value="0.388513029929422" calcext:value-type="float">
            <text:p>0.388513029929422</text:p>
          </table:table-cell>
          <table:table-cell table:style-name="ce1" office:value-type="float" office:value="0.44283822039121" calcext:value-type="float">
            <text:p>0.44283822039121</text:p>
          </table:table-cell>
          <table:table-cell table:style-name="ce1" office:value-type="float" office:value="0.202533482947748" calcext:value-type="float">
            <text:p>0.202533482947748</text:p>
          </table:table-cell>
          <table:table-cell table:style-name="ce1" office:value-type="float" office:value="0.542675964405172" calcext:value-type="float">
            <text:p>0.542675964405172</text:p>
          </table:table-cell>
          <table:table-cell table:style-name="ce1" office:value-type="float" office:value="0.0488139271729923" calcext:value-type="float">
            <text:p>0.048813927172992</text:p>
          </table:table-cell>
          <table:table-cell table:style-name="ce1" office:value-type="float" office:value="0.72181874133603" calcext:value-type="float">
            <text:p>0.72181874133603</text:p>
          </table:table-cell>
          <table:table-cell table:style-name="ce1" office:value-type="float" office:value="0.659430361929348" calcext:value-type="float">
            <text:p>0.659430361929348</text:p>
          </table:table-cell>
          <table:table-cell table:style-name="ce1" office:value-type="float" office:value="0.0696364808207623" calcext:value-type="float">
            <text:p>0.069636480820762</text:p>
          </table:table-cell>
          <table:table-cell table:style-name="ce1" office:value-type="float" office:value="0.0570254679283079" calcext:value-type="float">
            <text:p>0.057025467928308</text:p>
          </table:table-cell>
          <table:table-cell table:style-name="ce1" office:value-type="float" office:value="0.29400411261664" calcext:value-type="float">
            <text:p>0.29400411261664</text:p>
          </table:table-cell>
          <table:table-cell table:style-name="ce1" office:value-type="float" office:value="0.172640306135413" calcext:value-type="float">
            <text:p>0.172640306135413</text:p>
          </table:table-cell>
          <table:table-cell table:style-name="ce1" office:value-type="float" office:value="0.225828438935324" calcext:value-type="float">
            <text:p>0.225828438935324</text:p>
          </table:table-cell>
          <table:table-cell table:style-name="ce1" office:value-type="float" office:value="0.310992890119352" calcext:value-type="float">
            <text:p>0.3109928901193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eting notes</text:p>
          </table:table-cell>
          <table:table-cell table:style-name="ce1" office:value-type="float" office:value="0.624583874448035" calcext:value-type="float">
            <text:p>0.624583874448035</text:p>
          </table:table-cell>
          <table:table-cell table:style-name="ce1" office:value-type="float" office:value="0.254993799488848" calcext:value-type="float">
            <text:p>0.254993799488848</text:p>
          </table:table-cell>
          <table:table-cell table:style-name="ce1" office:value-type="float" office:value="0.364578586881167" calcext:value-type="float">
            <text:p>0.364578586881167</text:p>
          </table:table-cell>
          <table:table-cell table:style-name="ce1" office:value-type="float" office:value="0.169243716760235" calcext:value-type="float">
            <text:p>0.169243716760235</text:p>
          </table:table-cell>
          <table:table-cell table:style-name="ce1" office:value-type="float" office:value="0.500274768130109" calcext:value-type="float">
            <text:p>0.500274768130109</text:p>
          </table:table-cell>
          <table:table-cell table:style-name="ce1" office:value-type="float" office:value="0.436421514884872" calcext:value-type="float">
            <text:p>0.436421514884872</text:p>
          </table:table-cell>
          <table:table-cell table:style-name="ce1" office:value-type="float" office:value="0.538116330684262" calcext:value-type="float">
            <text:p>0.538116330684262</text:p>
          </table:table-cell>
          <table:table-cell table:style-name="ce1" office:value-type="float" office:value="0.150369434667404" calcext:value-type="float">
            <text:p>0.150369434667404</text:p>
          </table:table-cell>
          <table:table-cell table:style-name="ce1" office:value-type="float" office:value="0.662021927778061" calcext:value-type="float">
            <text:p>0.662021927778061</text:p>
          </table:table-cell>
          <table:table-cell table:style-name="ce1" office:value-type="float" office:value="0.401704742902284" calcext:value-type="float">
            <text:p>0.401704742902284</text:p>
          </table:table-cell>
          <table:table-cell table:style-name="ce1" office:value-type="float" office:value="0.14994485770598" calcext:value-type="float">
            <text:p>0.14994485770598</text:p>
          </table:table-cell>
          <table:table-cell table:style-name="ce1" office:value-type="float" office:value="0.658729211997402" calcext:value-type="float">
            <text:p>0.658729211997402</text:p>
          </table:table-cell>
          <table:table-cell table:style-name="ce1" office:value-type="float" office:value="0.412859270484815" calcext:value-type="float">
            <text:p>0.4128592704848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turn communications within 48 hours</text:p>
          </table:table-cell>
          <table:table-cell table:style-name="ce1" office:value-type="float" office:value="0.0262507504041089" calcext:value-type="float">
            <text:p>0.026250750404109</text:p>
          </table:table-cell>
          <table:table-cell table:style-name="ce1" office:value-type="float" office:value="0.0000162538466837243" calcext:value-type="float">
            <text:p>1.62538466837243E-05</text:p>
          </table:table-cell>
          <table:table-cell table:style-name="ce1" office:value-type="float" office:value="0.125903599409792" calcext:value-type="float">
            <text:p>0.125903599409792</text:p>
          </table:table-cell>
          <table:table-cell table:style-name="ce1" office:value-type="float" office:value="0.417072709928202" calcext:value-type="float">
            <text:p>0.417072709928202</text:p>
          </table:table-cell>
          <table:table-cell table:style-name="ce1" office:value-type="float" office:value="0.618900001769385" calcext:value-type="float">
            <text:p>0.618900001769385</text:p>
          </table:table-cell>
          <table:table-cell table:style-name="ce1" office:value-type="float" office:value="0.0000205392706508441" calcext:value-type="float">
            <text:p>2.05392706508441E-05</text:p>
          </table:table-cell>
          <table:table-cell table:style-name="ce1" office:value-type="float" office:value="0.000871277890746505" calcext:value-type="float">
            <text:p>0.000871277890747</text:p>
          </table:table-cell>
          <table:table-cell table:style-name="ce1" office:value-type="float" office:value="0.556942999940054" calcext:value-type="float">
            <text:p>0.556942999940054</text:p>
          </table:table-cell>
          <table:table-cell table:style-name="ce1" office:value-type="float" office:value="0.715058366772233" calcext:value-type="float">
            <text:p>0.715058366772233</text:p>
          </table:table-cell>
          <table:table-cell table:style-name="ce1" office:value-type="float" office:value="0.564239883146867" calcext:value-type="float">
            <text:p>0.564239883146867</text:p>
          </table:table-cell>
          <table:table-cell table:style-name="ce1" office:value-type="float" office:value="0.533118103570879" calcext:value-type="float">
            <text:p>0.533118103570879</text:p>
          </table:table-cell>
          <table:table-cell table:style-name="ce1" office:value-type="float" office:value="0.615844781447658" calcext:value-type="float">
            <text:p>0.615844781447658</text:p>
          </table:table-cell>
          <table:table-cell table:style-name="ce1" office:value-type="float" office:value="0.472670194812202" calcext:value-type="float">
            <text:p>0.472670194812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scourage distractions</text:p>
          </table:table-cell>
          <table:table-cell table:style-name="ce1" office:value-type="float" office:value="0.0340157207786012" calcext:value-type="float">
            <text:p>0.034015720778601</text:p>
          </table:table-cell>
          <table:table-cell table:style-name="ce1" office:value-type="float" office:value="0.102471305720897" calcext:value-type="float">
            <text:p>0.102471305720897</text:p>
          </table:table-cell>
          <table:table-cell table:style-name="ce1" office:value-type="float" office:value="0.715556768415079" calcext:value-type="float">
            <text:p>0.715556768415079</text:p>
          </table:table-cell>
          <table:table-cell table:style-name="ce1" office:value-type="float" office:value="0.478883719483657" calcext:value-type="float">
            <text:p>0.478883719483657</text:p>
          </table:table-cell>
          <table:table-cell table:style-name="ce1" office:value-type="float" office:value="0.170130298522571" calcext:value-type="float">
            <text:p>0.170130298522571</text:p>
          </table:table-cell>
          <table:table-cell table:style-name="ce1" office:value-type="float" office:value="0.0107070272378378" calcext:value-type="float">
            <text:p>0.010707027237838</text:p>
          </table:table-cell>
          <table:table-cell table:style-name="ce1" office:value-type="float" office:value="0.00444733699487096" calcext:value-type="float">
            <text:p>0.004447336994871</text:p>
          </table:table-cell>
          <table:table-cell table:style-name="ce1" office:value-type="float" office:value="0.395229783730455" calcext:value-type="float">
            <text:p>0.395229783730455</text:p>
          </table:table-cell>
          <table:table-cell table:style-name="ce1" office:value-type="float" office:value="0.689239029764008" calcext:value-type="float">
            <text:p>0.689239029764008</text:p>
          </table:table-cell>
          <table:table-cell table:style-name="ce1" office:value-type="float" office:value="0.856726383701692" calcext:value-type="float">
            <text:p>0.856726383701692</text:p>
          </table:table-cell>
          <table:table-cell table:style-name="ce1" office:value-type="float" office:value="0.99410822314906" calcext:value-type="float">
            <text:p>0.99410822314906</text:p>
          </table:table-cell>
          <table:table-cell table:style-name="ce1" office:value-type="float" office:value="0.117424975562992" calcext:value-type="float">
            <text:p>0.117424975562992</text:p>
          </table:table-cell>
          <table:table-cell table:style-name="ce1" office:value-type="float" office:value="0.0420131323167175" calcext:value-type="float">
            <text:p>0.0420131323167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bserve body language</text:p>
          </table:table-cell>
          <table:table-cell table:style-name="ce1" office:value-type="float" office:value="0.315756823480586" calcext:value-type="float">
            <text:p>0.315756823480586</text:p>
          </table:table-cell>
          <table:table-cell table:style-name="ce1" office:value-type="float" office:value="0.909572647315071" calcext:value-type="float">
            <text:p>0.909572647315071</text:p>
          </table:table-cell>
          <table:table-cell table:style-name="ce1" office:value-type="float" office:value="0.185213457145034" calcext:value-type="float">
            <text:p>0.185213457145034</text:p>
          </table:table-cell>
          <table:table-cell table:style-name="ce1" office:value-type="float" office:value="0.132699504052606" calcext:value-type="float">
            <text:p>0.132699504052606</text:p>
          </table:table-cell>
          <table:table-cell table:style-name="ce1" office:value-type="float" office:value="0.438237204919515" calcext:value-type="float">
            <text:p>0.438237204919515</text:p>
          </table:table-cell>
          <table:table-cell table:style-name="ce1" office:value-type="float" office:value="0.0152763370475279" calcext:value-type="float">
            <text:p>0.015276337047528</text:p>
          </table:table-cell>
          <table:table-cell table:style-name="ce1" office:value-type="float" office:value="0.700092982377358" calcext:value-type="float">
            <text:p>0.700092982377358</text:p>
          </table:table-cell>
          <table:table-cell table:style-name="ce1" office:value-type="float" office:value="0.745724794465458" calcext:value-type="float">
            <text:p>0.745724794465458</text:p>
          </table:table-cell>
          <table:table-cell table:style-name="ce1" office:value-type="float" office:value="0.538389334330379" calcext:value-type="float">
            <text:p>0.538389334330379</text:p>
          </table:table-cell>
          <table:table-cell table:style-name="ce1" office:value-type="float" office:value="0.716410895498541" calcext:value-type="float">
            <text:p>0.716410895498541</text:p>
          </table:table-cell>
          <table:table-cell table:style-name="ce1" office:value-type="float" office:value="0.362644971519679" calcext:value-type="float">
            <text:p>0.362644971519679</text:p>
          </table:table-cell>
          <table:table-cell table:style-name="ce1" office:value-type="float" office:value="0.0168285359941563" calcext:value-type="float">
            <text:p>0.016828535994156</text:p>
          </table:table-cell>
          <table:table-cell table:style-name="ce1" office:value-type="float" office:value="0.35473946764643" calcext:value-type="float">
            <text:p>0.354739467646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intain positive rapport</text:p>
          </table:table-cell>
          <table:table-cell table:style-name="ce1" office:value-type="float" office:value="0.304786705947776" calcext:value-type="float">
            <text:p>0.304786705947776</text:p>
          </table:table-cell>
          <table:table-cell table:style-name="ce1" office:value-type="float" office:value="0.0037388184741525" calcext:value-type="float">
            <text:p>0.003738818474153</text:p>
          </table:table-cell>
          <table:table-cell table:style-name="ce1" office:value-type="float" office:value="0.942749770548953" calcext:value-type="float">
            <text:p>0.942749770548953</text:p>
          </table:table-cell>
          <table:table-cell table:style-name="ce1" office:value-type="float" office:value="0.0330834083132709" calcext:value-type="float">
            <text:p>0.033083408313271</text:p>
          </table:table-cell>
          <table:table-cell table:style-name="ce1" office:value-type="float" office:value="0.954423367494077" calcext:value-type="float">
            <text:p>0.954423367494077</text:p>
          </table:table-cell>
          <table:table-cell table:style-name="ce1" office:value-type="float" office:value="0.00000000159051308355197" calcext:value-type="float">
            <text:p>1.59051308355197E-09</text:p>
          </table:table-cell>
          <table:table-cell table:style-name="ce1" office:value-type="float" office:value="0.0118190631853907" calcext:value-type="float">
            <text:p>0.011819063185391</text:p>
          </table:table-cell>
          <table:table-cell table:style-name="ce1" office:value-type="float" office:value="0.836395735733821" calcext:value-type="float">
            <text:p>0.836395735733821</text:p>
          </table:table-cell>
          <table:table-cell table:style-name="ce1" office:value-type="float" office:value="0.656327294605273" calcext:value-type="float">
            <text:p>0.656327294605273</text:p>
          </table:table-cell>
          <table:table-cell table:style-name="ce1" office:value-type="float" office:value="0.791973370267861" calcext:value-type="float">
            <text:p>0.791973370267861</text:p>
          </table:table-cell>
          <table:table-cell table:style-name="ce1" office:value-type="float" office:value="0.429924377784136" calcext:value-type="float">
            <text:p>0.429924377784136</text:p>
          </table:table-cell>
          <table:table-cell table:style-name="ce1" office:value-type="float" office:value="0.445955890475176" calcext:value-type="float">
            <text:p>0.445955890475176</text:p>
          </table:table-cell>
          <table:table-cell table:style-name="ce1" office:value-type="float" office:value="0.473722653305561" calcext:value-type="float">
            <text:p>0.4737226533055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lf-assess interpersonal skills</text:p>
          </table:table-cell>
          <table:table-cell table:style-name="ce1" office:value-type="float" office:value="0.784886137242806" calcext:value-type="float">
            <text:p>0.784886137242806</text:p>
          </table:table-cell>
          <table:table-cell table:style-name="ce1" office:value-type="float" office:value="0.865153151317254" calcext:value-type="float">
            <text:p>0.865153151317254</text:p>
          </table:table-cell>
          <table:table-cell table:style-name="ce1" office:value-type="float" office:value="0.479625458052821" calcext:value-type="float">
            <text:p>0.479625458052821</text:p>
          </table:table-cell>
          <table:table-cell table:style-name="ce1" office:value-type="float" office:value="0.311119183164643" calcext:value-type="float">
            <text:p>0.311119183164643</text:p>
          </table:table-cell>
          <table:table-cell table:style-name="ce1" office:value-type="float" office:value="0.869122267931015" calcext:value-type="float">
            <text:p>0.869122267931015</text:p>
          </table:table-cell>
          <table:table-cell table:style-name="ce1" office:value-type="float" office:value="0.170796787666936" calcext:value-type="float">
            <text:p>0.170796787666936</text:p>
          </table:table-cell>
          <table:table-cell table:style-name="ce1" office:value-type="float" office:value="0.0307738405706057" calcext:value-type="float">
            <text:p>0.030773840570606</text:p>
          </table:table-cell>
          <table:table-cell table:style-name="ce1" office:value-type="float" office:value="0.822563724821347" calcext:value-type="float">
            <text:p>0.822563724821347</text:p>
          </table:table-cell>
          <table:table-cell table:style-name="ce1" office:value-type="float" office:value="0.591528616483156" calcext:value-type="float">
            <text:p>0.591528616483156</text:p>
          </table:table-cell>
          <table:table-cell table:style-name="ce1" office:value-type="float" office:value="0.797442829897098" calcext:value-type="float">
            <text:p>0.797442829897098</text:p>
          </table:table-cell>
          <table:table-cell table:style-name="ce1" office:value-type="float" office:value="0.85251627008738" calcext:value-type="float">
            <text:p>0.85251627008738</text:p>
          </table:table-cell>
          <table:table-cell table:style-name="ce1" office:value-type="float" office:value="0.405303018968001" calcext:value-type="float">
            <text:p>0.405303018968001</text:p>
          </table:table-cell>
          <table:table-cell table:style-name="ce1" office:value-type="float" office:value="0.674457694036441" calcext:value-type="float">
            <text:p>0.6744576940364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oup supervision</text:p>
          </table:table-cell>
          <table:table-cell table:style-name="ce1" office:value-type="float" office:value="0.438922273462302" calcext:value-type="float">
            <text:p>0.438922273462302</text:p>
          </table:table-cell>
          <table:table-cell table:style-name="ce1" office:value-type="float" office:value="0.515150742751243" calcext:value-type="float">
            <text:p>0.515150742751243</text:p>
          </table:table-cell>
          <table:table-cell table:style-name="ce1" office:value-type="float" office:value="0.671273318710573" calcext:value-type="float">
            <text:p>0.671273318710573</text:p>
          </table:table-cell>
          <table:table-cell table:style-name="ce1" office:value-type="float" office:value="0.479077565178696" calcext:value-type="float">
            <text:p>0.479077565178696</text:p>
          </table:table-cell>
          <table:table-cell table:style-name="ce1" office:value-type="float" office:value="0.0181839387777251" calcext:value-type="float">
            <text:p>0.018183938777725</text:p>
          </table:table-cell>
          <table:table-cell table:style-name="ce1" office:value-type="float" office:value="0.0000000000235149610791185" calcext:value-type="float">
            <text:p>2.35149610791185E-11</text:p>
          </table:table-cell>
          <table:table-cell table:style-name="ce1" office:value-type="float" office:value="0.00193747152836152" calcext:value-type="float">
            <text:p>0.001937471528362</text:p>
          </table:table-cell>
          <table:table-cell table:style-name="ce1" office:value-type="float" office:value="0.00532503640952534" calcext:value-type="float">
            <text:p>0.005325036409525</text:p>
          </table:table-cell>
          <table:table-cell table:style-name="ce1" office:value-type="float" office:value="0.257391347495444" calcext:value-type="float">
            <text:p>0.257391347495444</text:p>
          </table:table-cell>
          <table:table-cell table:style-name="ce1" office:value-type="float" office:value="0.00856779665073024" calcext:value-type="float">
            <text:p>0.00856779665073</text:p>
          </table:table-cell>
          <table:table-cell table:style-name="ce1" office:value-type="float" office:value="0.283428506475838" calcext:value-type="float">
            <text:p>0.283428506475838</text:p>
          </table:table-cell>
          <table:table-cell table:style-name="ce1" office:value-type="float" office:value="0.189559912405731" calcext:value-type="float">
            <text:p>0.189559912405731</text:p>
          </table:table-cell>
          <table:table-cell table:style-name="ce1" office:value-type="float" office:value="0.00348502833652019" calcext:value-type="float">
            <text:p>0.003485028336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ate group activities</text:p>
          </table:table-cell>
          <table:table-cell table:style-name="ce1" office:value-type="float" office:value="0.183337039146652" calcext:value-type="float">
            <text:p>0.183337039146652</text:p>
          </table:table-cell>
          <table:table-cell table:style-name="ce1" office:value-type="float" office:value="0.41313352825404" calcext:value-type="float">
            <text:p>0.41313352825404</text:p>
          </table:table-cell>
          <table:table-cell table:style-name="ce1" office:value-type="float" office:value="0.347220632977445" calcext:value-type="float">
            <text:p>0.347220632977445</text:p>
          </table:table-cell>
          <table:table-cell table:style-name="ce1" office:value-type="float" office:value="0.103485209844062" calcext:value-type="float">
            <text:p>0.103485209844062</text:p>
          </table:table-cell>
          <table:table-cell table:style-name="ce1" office:value-type="float" office:value="0.485300878006065" calcext:value-type="float">
            <text:p>0.485300878006065</text:p>
          </table:table-cell>
          <table:table-cell table:style-name="ce1" office:value-type="float" office:value="0.0000000542659168308992" calcext:value-type="float">
            <text:p>5.42659168308992E-08</text:p>
          </table:table-cell>
          <table:table-cell table:style-name="ce1" office:value-type="float" office:value="0.000281478354895601" calcext:value-type="float">
            <text:p>0.000281478354896</text:p>
          </table:table-cell>
          <table:table-cell table:style-name="ce1" office:value-type="float" office:value="0.00455086076204418" calcext:value-type="float">
            <text:p>0.004550860762044</text:p>
          </table:table-cell>
          <table:table-cell table:style-name="ce1" office:value-type="float" office:value="0.127688522187993" calcext:value-type="float">
            <text:p>0.127688522187993</text:p>
          </table:table-cell>
          <table:table-cell table:style-name="ce1" office:value-type="float" office:value="0.0119076464722386" calcext:value-type="float">
            <text:p>0.011907646472239</text:p>
          </table:table-cell>
          <table:table-cell table:style-name="ce1" office:value-type="float" office:value="0.417097098285844" calcext:value-type="float">
            <text:p>0.417097098285844</text:p>
          </table:table-cell>
          <table:table-cell table:style-name="ce1" office:value-type="float" office:value="0.302750725372148" calcext:value-type="float">
            <text:p>0.302750725372148</text:p>
          </table:table-cell>
          <table:table-cell table:style-name="ce1" office:value-type="float" office:value="0.00620238745466854" calcext:value-type="float">
            <text:p>0.0062023874546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clude ethics</text:p>
          </table:table-cell>
          <table:table-cell table:style-name="ce1" office:value-type="float" office:value="0.318615563881847" calcext:value-type="float">
            <text:p>0.318615563881847</text:p>
          </table:table-cell>
          <table:table-cell table:style-name="ce1" office:value-type="float" office:value="0.0573165176428559" calcext:value-type="float">
            <text:p>0.057316517642856</text:p>
          </table:table-cell>
          <table:table-cell table:style-name="ce1" office:value-type="float" office:value="0.610594794970612" calcext:value-type="float">
            <text:p>0.610594794970612</text:p>
          </table:table-cell>
          <table:table-cell table:style-name="ce1" office:value-type="float" office:value="0.859407768104581" calcext:value-type="float">
            <text:p>0.859407768104581</text:p>
          </table:table-cell>
          <table:table-cell table:style-name="ce1" office:value-type="float" office:value="0.57062832746886" calcext:value-type="float">
            <text:p>0.57062832746886</text:p>
          </table:table-cell>
          <table:table-cell table:style-name="ce1" office:value-type="float" office:value="0.00000107124687471952" calcext:value-type="float">
            <text:p>1.07124687471952E-06</text:p>
          </table:table-cell>
          <table:table-cell table:style-name="ce1" office:value-type="float" office:value="0.0000280814809489747" calcext:value-type="float">
            <text:p>2.80814809489747E-05</text:p>
          </table:table-cell>
          <table:table-cell table:style-name="ce1" office:value-type="float" office:value="0.369815779255031" calcext:value-type="float">
            <text:p>0.369815779255031</text:p>
          </table:table-cell>
          <table:table-cell table:style-name="ce1" office:value-type="float" office:value="0.948065401493889" calcext:value-type="float">
            <text:p>0.948065401493889</text:p>
          </table:table-cell>
          <table:table-cell table:style-name="ce1" office:value-type="float" office:value="0.393218418543187" calcext:value-type="float">
            <text:p>0.393218418543187</text:p>
          </table:table-cell>
          <table:table-cell table:style-name="ce1" office:value-type="float" office:value="0.97648214719209" calcext:value-type="float">
            <text:p>0.97648214719209</text:p>
          </table:table-cell>
          <table:table-cell table:style-name="ce1" office:value-type="float" office:value="0.0467840179522494" calcext:value-type="float">
            <text:p>0.046784017952249</text:p>
          </table:table-cell>
          <table:table-cell table:style-name="ce1" office:value-type="float" office:value="0.412511479676278" calcext:value-type="float">
            <text:p>0.412511479676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rive on time</text:p>
          </table:table-cell>
          <table:table-cell table:style-name="ce1" office:value-type="float" office:value="0.959848723103037" calcext:value-type="float">
            <text:p>0.959848723103037</text:p>
          </table:table-cell>
          <table:table-cell table:style-name="ce1" office:value-type="float" office:value="0.297618770529879" calcext:value-type="float">
            <text:p>0.297618770529879</text:p>
          </table:table-cell>
          <table:table-cell table:style-name="ce1" office:value-type="float" office:value="0.785871440165145" calcext:value-type="float">
            <text:p>0.785871440165145</text:p>
          </table:table-cell>
          <table:table-cell table:style-name="ce1" office:value-type="float" office:value="0.0381931740476358" calcext:value-type="float">
            <text:p>0.038193174047636</text:p>
          </table:table-cell>
          <table:table-cell table:style-name="ce1" office:value-type="float" office:value="0.0187360934121565" calcext:value-type="float">
            <text:p>0.018736093412157</text:p>
          </table:table-cell>
          <table:table-cell table:style-name="ce1" office:value-type="float" office:value="0.000457542016767814" calcext:value-type="float">
            <text:p>0.000457542016768</text:p>
          </table:table-cell>
          <table:table-cell table:style-name="ce1" office:value-type="float" office:value="0.0066666845661045" calcext:value-type="float">
            <text:p>0.006666684566105</text:p>
          </table:table-cell>
          <table:table-cell table:style-name="ce1" office:value-type="float" office:value="0.0957251831606424" calcext:value-type="float">
            <text:p>0.095725183160642</text:p>
          </table:table-cell>
          <table:table-cell table:style-name="ce1" office:value-type="float" office:value="0.0133695569281957" calcext:value-type="float">
            <text:p>0.013369556928196</text:p>
          </table:table-cell>
          <table:table-cell table:style-name="ce1" office:value-type="float" office:value="0.307866925020018" calcext:value-type="float">
            <text:p>0.307866925020018</text:p>
          </table:table-cell>
          <table:table-cell table:style-name="ce1" office:value-type="float" office:value="0.268773408150913" calcext:value-type="float">
            <text:p>0.268773408150913</text:p>
          </table:table-cell>
          <table:table-cell table:style-name="ce1" office:value-type="float" office:value="0.202235284362349" calcext:value-type="float">
            <text:p>0.202235284362349</text:p>
          </table:table-cell>
          <table:table-cell table:style-name="ce1" office:value-type="float" office:value="0.916803716743785" calcext:value-type="float">
            <text:p>0.9168037167437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scuss how to give feedback</text:p>
          </table:table-cell>
          <table:table-cell table:style-name="ce1" office:value-type="float" office:value="0.37021204743267" calcext:value-type="float">
            <text:p>0.37021204743267</text:p>
          </table:table-cell>
          <table:table-cell table:style-name="ce1" office:value-type="float" office:value="0.100424278527323" calcext:value-type="float">
            <text:p>0.100424278527323</text:p>
          </table:table-cell>
          <table:table-cell table:style-name="ce1" office:value-type="float" office:value="0.241579344130094" calcext:value-type="float">
            <text:p>0.241579344130094</text:p>
          </table:table-cell>
          <table:table-cell table:style-name="ce1" office:value-type="float" office:value="0.901538139644448" calcext:value-type="float">
            <text:p>0.901538139644448</text:p>
          </table:table-cell>
          <table:table-cell table:style-name="ce1" office:value-type="float" office:value="0.858087012788401" calcext:value-type="float">
            <text:p>0.858087012788401</text:p>
          </table:table-cell>
          <table:table-cell table:style-name="ce1" office:value-type="float" office:value="0.00362581546199971" calcext:value-type="float">
            <text:p>0.003625815462</text:p>
          </table:table-cell>
          <table:table-cell table:style-name="ce1" office:value-type="float" office:value="0.0325000167007016" calcext:value-type="float">
            <text:p>0.032500016700702</text:p>
          </table:table-cell>
          <table:table-cell table:style-name="ce1" office:value-type="float" office:value="0.792768274787063" calcext:value-type="float">
            <text:p>0.792768274787063</text:p>
          </table:table-cell>
          <table:table-cell table:style-name="ce1" office:value-type="float" office:value="0.0653246388920688" calcext:value-type="float">
            <text:p>0.065324638892069</text:p>
          </table:table-cell>
          <table:table-cell table:style-name="ce1" office:value-type="float" office:value="0.521976281091881" calcext:value-type="float">
            <text:p>0.521976281091881</text:p>
          </table:table-cell>
          <table:table-cell table:style-name="ce1" office:value-type="float" office:value="0.439694890857253" calcext:value-type="float">
            <text:p>0.439694890857253</text:p>
          </table:table-cell>
          <table:table-cell table:style-name="ce1" office:value-type="float" office:value="0.447769505193105" calcext:value-type="float">
            <text:p>0.447769505193105</text:p>
          </table:table-cell>
          <table:table-cell table:style-name="ce1" office:value-type="float" office:value="0.296323372001465" calcext:value-type="float">
            <text:p>0.2963233720014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hedule direct observations</text:p>
          </table:table-cell>
          <table:table-cell table:style-name="ce1" office:value-type="float" office:value="0.996852700977717" calcext:value-type="float">
            <text:p>0.996852700977717</text:p>
          </table:table-cell>
          <table:table-cell table:style-name="ce1" office:value-type="float" office:value="0.00934756284886657" calcext:value-type="float">
            <text:p>0.009347562848867</text:p>
          </table:table-cell>
          <table:table-cell table:style-name="ce1" office:value-type="float" office:value="0.145672309891918" calcext:value-type="float">
            <text:p>0.145672309891918</text:p>
          </table:table-cell>
          <table:table-cell table:style-name="ce1" office:value-type="float" office:value="0.774592684329117" calcext:value-type="float">
            <text:p>0.774592684329117</text:p>
          </table:table-cell>
          <table:table-cell table:style-name="ce1" office:value-type="float" office:value="0.336793492058218" calcext:value-type="float">
            <text:p>0.336793492058218</text:p>
          </table:table-cell>
          <table:table-cell table:style-name="ce1" office:value-type="float" office:value="0.00000371768692821532" calcext:value-type="float">
            <text:p>3.71768692821532E-06</text:p>
          </table:table-cell>
          <table:table-cell table:style-name="ce1" office:value-type="float" office:value="0.0630338137764014" calcext:value-type="float">
            <text:p>0.063033813776401</text:p>
          </table:table-cell>
          <table:table-cell table:style-name="ce1" office:value-type="float" office:value="0.761757770740539" calcext:value-type="float">
            <text:p>0.761757770740539</text:p>
          </table:table-cell>
          <table:table-cell table:style-name="ce1" office:value-type="float" office:value="0.0390490869685434" calcext:value-type="float">
            <text:p>0.039049086968543</text:p>
          </table:table-cell>
          <table:table-cell table:style-name="ce1" office:value-type="float" office:value="0.573433914636012" calcext:value-type="float">
            <text:p>0.573433914636012</text:p>
          </table:table-cell>
          <table:table-cell table:style-name="ce1" office:value-type="float" office:value="0.419899264040136" calcext:value-type="float">
            <text:p>0.419899264040136</text:p>
          </table:table-cell>
          <table:table-cell table:style-name="ce1" office:value-type="float" office:value="0.561791854184129" calcext:value-type="float">
            <text:p>0.561791854184129</text:p>
          </table:table-cell>
          <table:table-cell table:style-name="ce1" office:value-type="float" office:value="0.98038531436717" calcext:value-type="float">
            <text:p>0.980385314367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hedule standing supervision appointments</text:p>
          </table:table-cell>
          <table:table-cell table:style-name="ce1" office:value-type="float" office:value="0.59000182252105" calcext:value-type="float">
            <text:p>0.59000182252105</text:p>
          </table:table-cell>
          <table:table-cell table:style-name="ce1" office:value-type="float" office:value="0.385595115348881" calcext:value-type="float">
            <text:p>0.385595115348881</text:p>
          </table:table-cell>
          <table:table-cell table:style-name="ce1" office:value-type="float" office:value="0.0189321948563957" calcext:value-type="float">
            <text:p>0.018932194856396</text:p>
          </table:table-cell>
          <table:table-cell table:style-name="ce1" office:value-type="float" office:value="0.0658563062097411" calcext:value-type="float">
            <text:p>0.065856306209741</text:p>
          </table:table-cell>
          <table:table-cell table:style-name="ce1" office:value-type="float" office:value="0.53332041437965" calcext:value-type="float">
            <text:p>0.53332041437965</text:p>
          </table:table-cell>
          <table:table-cell table:style-name="ce1" office:value-type="float" office:value="0.0320726257099439" calcext:value-type="float">
            <text:p>0.032072625709944</text:p>
          </table:table-cell>
          <table:table-cell table:style-name="ce1" office:value-type="float" office:value="0.234022988305708" calcext:value-type="float">
            <text:p>0.234022988305708</text:p>
          </table:table-cell>
          <table:table-cell table:style-name="ce1" office:value-type="float" office:value="0.313712714961302" calcext:value-type="float">
            <text:p>0.313712714961302</text:p>
          </table:table-cell>
          <table:table-cell table:style-name="ce1" office:value-type="float" office:value="0.336473673999991" calcext:value-type="float">
            <text:p>0.336473673999991</text:p>
          </table:table-cell>
          <table:table-cell table:style-name="ce1" office:value-type="float" office:value="0.393174609056158" calcext:value-type="float">
            <text:p>0.393174609056158</text:p>
          </table:table-cell>
          <table:table-cell table:style-name="ce1" office:value-type="float" office:value="0.365859178474053" calcext:value-type="float">
            <text:p>0.365859178474053</text:p>
          </table:table-cell>
          <table:table-cell table:style-name="ce1" office:value-type="float" office:value="0.0736311105428905" calcext:value-type="float">
            <text:p>0.073631110542891</text:p>
          </table:table-cell>
          <table:table-cell table:style-name="ce1" office:value-type="float" office:value="0.0638852493632218" calcext:value-type="float">
            <text:p>0.0638852493632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ntinue professional relationship</text:p>
          </table:table-cell>
          <table:table-cell table:style-name="ce1" office:value-type="float" office:value="0.0556068202399552" calcext:value-type="float">
            <text:p>0.055606820239955</text:p>
          </table:table-cell>
          <table:table-cell table:style-name="ce1" office:value-type="float" office:value="0.165090177276204" calcext:value-type="float">
            <text:p>0.165090177276204</text:p>
          </table:table-cell>
          <table:table-cell table:style-name="ce1" office:value-type="float" office:value="0.26183448724309" calcext:value-type="float">
            <text:p>0.26183448724309</text:p>
          </table:table-cell>
          <table:table-cell table:style-name="ce1" office:value-type="float" office:value="0.861791717450072" calcext:value-type="float">
            <text:p>0.861791717450072</text:p>
          </table:table-cell>
          <table:table-cell table:style-name="ce1" office:value-type="float" office:value="0.173839970743381" calcext:value-type="float">
            <text:p>0.173839970743381</text:p>
          </table:table-cell>
          <table:table-cell table:style-name="ce1" office:value-type="float" office:value="0.0203496838724559" calcext:value-type="float">
            <text:p>0.020349683872456</text:p>
          </table:table-cell>
          <table:table-cell table:style-name="ce1" office:value-type="float" office:value="0.0528257485253781" calcext:value-type="float">
            <text:p>0.052825748525378</text:p>
          </table:table-cell>
          <table:table-cell table:style-name="ce1" office:value-type="float" office:value="0.304533143808889" calcext:value-type="float">
            <text:p>0.304533143808889</text:p>
          </table:table-cell>
          <table:table-cell table:style-name="ce1" office:value-type="float" office:value="0.240209112431387" calcext:value-type="float">
            <text:p>0.240209112431387</text:p>
          </table:table-cell>
          <table:table-cell table:style-name="ce1" office:value-type="float" office:value="0.401570420767497" calcext:value-type="float">
            <text:p>0.401570420767497</text:p>
          </table:table-cell>
          <table:table-cell table:style-name="ce1" office:value-type="float" office:value="0.190647677031668" calcext:value-type="float">
            <text:p>0.190647677031668</text:p>
          </table:table-cell>
          <table:table-cell table:style-name="ce1" office:value-type="float" office:value="0.389721860726542" calcext:value-type="float">
            <text:p>0.389721860726542</text:p>
          </table:table-cell>
          <table:table-cell table:style-name="ce1" office:value-type="float" office:value="0.336532971829204" calcext:value-type="float">
            <text:p>0.3365329718292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view literature</text:p>
          </table:table-cell>
          <table:table-cell table:style-name="ce1" office:value-type="float" office:value="0.815542864781241" calcext:value-type="float">
            <text:p>0.815542864781241</text:p>
          </table:table-cell>
          <table:table-cell table:style-name="ce1" office:value-type="float" office:value="0.203389906702033" calcext:value-type="float">
            <text:p>0.203389906702033</text:p>
          </table:table-cell>
          <table:table-cell table:style-name="ce1" office:value-type="float" office:value="0.494255871259797" calcext:value-type="float">
            <text:p>0.494255871259797</text:p>
          </table:table-cell>
          <table:table-cell table:style-name="ce1" office:value-type="float" office:value="0.0247552785085432" calcext:value-type="float">
            <text:p>0.024755278508543</text:p>
          </table:table-cell>
          <table:table-cell table:style-name="ce1" office:value-type="float" office:value="0.754404162094012" calcext:value-type="float">
            <text:p>0.754404162094012</text:p>
          </table:table-cell>
          <table:table-cell table:style-name="ce1" office:value-type="float" office:value="0.00117641293519623" calcext:value-type="float">
            <text:p>0.001176412935196</text:p>
          </table:table-cell>
          <table:table-cell table:style-name="ce1" office:value-type="float" office:value="0.0000339131046405964" calcext:value-type="float">
            <text:p>3.39131046405964E-05</text:p>
          </table:table-cell>
          <table:table-cell table:style-name="ce1" office:value-type="float" office:value="0.517303177398941" calcext:value-type="float">
            <text:p>0.517303177398941</text:p>
          </table:table-cell>
          <table:table-cell table:style-name="ce1" office:value-type="float" office:value="0.631156825857433" calcext:value-type="float">
            <text:p>0.631156825857433</text:p>
          </table:table-cell>
          <table:table-cell table:style-name="ce1" office:value-type="float" office:value="0.437103029890826" calcext:value-type="float">
            <text:p>0.437103029890826</text:p>
          </table:table-cell>
          <table:table-cell table:style-name="ce1" office:value-type="float" office:value="0.430541982526486" calcext:value-type="float">
            <text:p>0.430541982526486</text:p>
          </table:table-cell>
          <table:table-cell table:style-name="ce1" office:value-type="float" office:value="0.0486728012738734" calcext:value-type="float">
            <text:p>0.048672801273873</text:p>
          </table:table-cell>
          <table:table-cell table:style-name="ce1" office:value-type="float" office:value="0.459603508658001" calcext:value-type="float">
            <text:p>0.459603508658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tend conferences</text:p>
          </table:table-cell>
          <table:table-cell table:style-name="ce1" office:value-type="float" office:value="0.470668308008795" calcext:value-type="float">
            <text:p>0.470668308008795</text:p>
          </table:table-cell>
          <table:table-cell table:style-name="ce1" office:value-type="float" office:value="0.419079916542988" calcext:value-type="float">
            <text:p>0.419079916542988</text:p>
          </table:table-cell>
          <table:table-cell table:style-name="ce1" office:value-type="float" office:value="0.143892520801424" calcext:value-type="float">
            <text:p>0.143892520801424</text:p>
          </table:table-cell>
          <table:table-cell table:style-name="ce1" office:value-type="float" office:value="0.0531045518694874" calcext:value-type="float">
            <text:p>0.053104551869487</text:p>
          </table:table-cell>
          <table:table-cell table:style-name="ce1" office:value-type="float" office:value="0.724594708388196" calcext:value-type="float">
            <text:p>0.724594708388196</text:p>
          </table:table-cell>
          <table:table-cell table:style-name="ce1" office:value-type="float" office:value="0.101795647850044" calcext:value-type="float">
            <text:p>0.101795647850044</text:p>
          </table:table-cell>
          <table:table-cell table:style-name="ce1" office:value-type="float" office:value="0.72781131885035" calcext:value-type="float">
            <text:p>0.72781131885035</text:p>
          </table:table-cell>
          <table:table-cell table:style-name="ce1" office:value-type="float" office:value="0.0652640932330766" calcext:value-type="float">
            <text:p>0.065264093233077</text:p>
          </table:table-cell>
          <table:table-cell table:style-name="ce1" office:value-type="float" office:value="0.741268570961106" calcext:value-type="float">
            <text:p>0.741268570961106</text:p>
          </table:table-cell>
          <table:table-cell table:style-name="ce1" office:value-type="float" office:value="0.34985384610848" calcext:value-type="float">
            <text:p>0.34985384610848</text:p>
          </table:table-cell>
          <table:table-cell table:style-name="ce1" office:value-type="float" office:value="0.474266972338807" calcext:value-type="float">
            <text:p>0.474266972338807</text:p>
          </table:table-cell>
          <table:table-cell table:style-name="ce1" office:value-type="float" office:value="0.649288051621544" calcext:value-type="float">
            <text:p>0.649288051621544</text:p>
          </table:table-cell>
          <table:table-cell table:style-name="ce1" office:value-type="float" office:value="0.285232171052429" calcext:value-type="float">
            <text:p>0.2852321710524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ticipate in peer review</text:p>
          </table:table-cell>
          <table:table-cell table:style-name="ce1" office:value-type="float" office:value="0.92212951167625" calcext:value-type="float">
            <text:p>0.92212951167625</text:p>
          </table:table-cell>
          <table:table-cell table:style-name="ce1" office:value-type="float" office:value="0.216416936000021" calcext:value-type="float">
            <text:p>0.216416936000021</text:p>
          </table:table-cell>
          <table:table-cell table:style-name="ce1" office:value-type="float" office:value="0.0105373902921548" calcext:value-type="float">
            <text:p>0.010537390292155</text:p>
          </table:table-cell>
          <table:table-cell table:style-name="ce1" office:value-type="float" office:value="0.0828260799274206" calcext:value-type="float">
            <text:p>0.082826079927421</text:p>
          </table:table-cell>
          <table:table-cell table:style-name="ce1" office:value-type="float" office:value="0.582708027208524" calcext:value-type="float">
            <text:p>0.582708027208524</text:p>
          </table:table-cell>
          <table:table-cell table:style-name="ce1" office:value-type="float" office:value="0.173518273730803" calcext:value-type="float">
            <text:p>0.173518273730803</text:p>
          </table:table-cell>
          <table:table-cell table:style-name="ce1" office:value-type="float" office:value="0.0137118625383493" calcext:value-type="float">
            <text:p>0.013711862538349</text:p>
          </table:table-cell>
          <table:table-cell table:style-name="ce1" office:value-type="float" office:value="0.204160879260461" calcext:value-type="float">
            <text:p>0.204160879260461</text:p>
          </table:table-cell>
          <table:table-cell table:style-name="ce1" office:value-type="float" office:value="0.524764274111752" calcext:value-type="float">
            <text:p>0.524764274111752</text:p>
          </table:table-cell>
          <table:table-cell table:style-name="ce1" office:value-type="float" office:value="0.462412863042052" calcext:value-type="float">
            <text:p>0.462412863042052</text:p>
          </table:table-cell>
          <table:table-cell table:style-name="ce1" office:value-type="float" office:value="0.309729177902551" calcext:value-type="float">
            <text:p>0.309729177902551</text:p>
          </table:table-cell>
          <table:table-cell table:style-name="ce1" office:value-type="float" office:value="0.196741512590517" calcext:value-type="float">
            <text:p>0.196741512590517</text:p>
          </table:table-cell>
          <table:table-cell table:style-name="ce1" office:value-type="float" office:value="0.577667758738705" calcext:value-type="float">
            <text:p>0.5776677587387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ek mentorship</text:p>
          </table:table-cell>
          <table:table-cell table:style-name="ce1" office:value-type="float" office:value="0.25261411040501" calcext:value-type="float">
            <text:p>0.25261411040501</text:p>
          </table:table-cell>
          <table:table-cell table:style-name="ce1" office:value-type="float" office:value="0.792761674728262" calcext:value-type="float">
            <text:p>0.792761674728262</text:p>
          </table:table-cell>
          <table:table-cell table:style-name="ce1" office:value-type="float" office:value="0.865446219643465" calcext:value-type="float">
            <text:p>0.865446219643465</text:p>
          </table:table-cell>
          <table:table-cell table:style-name="ce1" office:value-type="float" office:value="0.305164043661022" calcext:value-type="float">
            <text:p>0.305164043661022</text:p>
          </table:table-cell>
          <table:table-cell table:style-name="ce1" office:value-type="float" office:value="0.578363282109242" calcext:value-type="float">
            <text:p>0.578363282109242</text:p>
          </table:table-cell>
          <table:table-cell table:style-name="ce1" office:value-type="float" office:value="0.00292285756124014" calcext:value-type="float">
            <text:p>0.00292285756124</text:p>
          </table:table-cell>
          <table:table-cell table:style-name="ce1" office:value-type="float" office:value="0.664950282877632" calcext:value-type="float">
            <text:p>0.664950282877632</text:p>
          </table:table-cell>
          <table:table-cell table:style-name="ce1" office:value-type="float" office:value="0.407985119437884" calcext:value-type="float">
            <text:p>0.407985119437884</text:p>
          </table:table-cell>
          <table:table-cell table:style-name="ce1" office:value-type="float" office:value="0.268304927971844" calcext:value-type="float">
            <text:p>0.268304927971844</text:p>
          </table:table-cell>
          <table:table-cell table:style-name="ce1" office:value-type="float" office:value="0.392101174981639" calcext:value-type="float">
            <text:p>0.392101174981639</text:p>
          </table:table-cell>
          <table:table-cell table:style-name="ce1" office:value-type="float" office:value="0.85932583957479" calcext:value-type="float">
            <text:p>0.85932583957479</text:p>
          </table:table-cell>
          <table:table-cell table:style-name="ce1" office:value-type="float" office:value="0.0191964899724049" calcext:value-type="float">
            <text:p>0.019196489972405</text:p>
          </table:table-cell>
          <table:table-cell table:style-name="ce1" office:value-type="float" office:value="0.476509678261102" calcext:value-type="float">
            <text:p>0.476509678261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ervisory study groups</text:p>
          </table:table-cell>
          <table:table-cell table:style-name="ce1" office:value-type="float" office:value="0.235152965318644" calcext:value-type="float">
            <text:p>0.235152965318644</text:p>
          </table:table-cell>
          <table:table-cell table:style-name="ce1" office:value-type="float" office:value="0.3702964089628" calcext:value-type="float">
            <text:p>0.3702964089628</text:p>
          </table:table-cell>
          <table:table-cell table:style-name="ce1" office:value-type="float" office:value="0.410079000872624" calcext:value-type="float">
            <text:p>0.410079000872624</text:p>
          </table:table-cell>
          <table:table-cell table:style-name="ce1" office:value-type="float" office:value="0.585161511518769" calcext:value-type="float">
            <text:p>0.585161511518769</text:p>
          </table:table-cell>
          <table:table-cell table:style-name="ce1" office:value-type="float" office:value="0.0996299168822845" calcext:value-type="float">
            <text:p>0.099629916882285</text:p>
          </table:table-cell>
          <table:table-cell table:style-name="ce1" office:value-type="float" office:value="0.505421052651118" calcext:value-type="float">
            <text:p>0.505421052651118</text:p>
          </table:table-cell>
          <table:table-cell table:style-name="ce1" office:value-type="float" office:value="0.48822308049768" calcext:value-type="float">
            <text:p>0.48822308049768</text:p>
          </table:table-cell>
          <table:table-cell table:style-name="ce1" office:value-type="float" office:value="0.0439321457237865" calcext:value-type="float">
            <text:p>0.043932145723787</text:p>
          </table:table-cell>
          <table:table-cell table:style-name="ce1" office:value-type="float" office:value="0.0207101583990807" calcext:value-type="float">
            <text:p>0.020710158399081</text:p>
          </table:table-cell>
          <table:table-cell table:style-name="ce1" office:value-type="float" office:value="0.000490406908193384" calcext:value-type="float">
            <text:p>0.000490406908193</text:p>
          </table:table-cell>
          <table:table-cell table:style-name="ce1" office:value-type="float" office:value="0.276784305366177" calcext:value-type="float">
            <text:p>0.276784305366177</text:p>
          </table:table-cell>
          <table:table-cell table:style-name="ce1" office:value-type="float" office:value="0.386345540641747" calcext:value-type="float">
            <text:p>0.386345540641747</text:p>
          </table:table-cell>
          <table:table-cell table:style-name="ce1" office:value-type="float" office:value="0.220184851553882" calcext:value-type="float">
            <text:p>0.220184851553882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-value table'.B2:'p-value table'.N46">
            <calcext:condition calcext:apply-style-name="Untitled2" calcext:value="&lt;=0.05" calcext:base-cell-address="'p-value table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200"/>
    </style:style>
    <style:style style:name="Untitled2" style:family="table-cell" style:parent-style-name="Default">
      <style:table-cell-properties fo:background-color="#fff2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9:28:12.211624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19T19:29:13.519515269</dc:date>
    <meta:editing-duration>PT3M16S</meta:editing-duration>
    <meta:editing-cycles>2</meta:editing-cycles>
    <meta:document-statistic meta:table-count="1" meta:cell-count="643" meta:object-count="0"/>
  </office:meta>
</office:document-meta>
</file>